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98in"/>
    </style:style>
    <style:style style:name="co2" style:family="table-column">
      <style:table-column-properties fo:break-before="auto" style:column-width="0.9583in"/>
    </style:style>
    <style:style style:name="co3" style:family="table-column">
      <style:table-column-properties fo:break-before="auto" style:column-width="7.672in"/>
    </style:style>
    <style:style style:name="co4" style:family="table-column">
      <style:table-column-properties fo:break-before="auto" style:column-width="4.7839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3.2189in"/>
    </style:style>
    <style:style style:name="co7" style:family="table-column">
      <style:table-column-properties fo:break-before="auto" style:column-width="0.7055in"/>
    </style:style>
    <style:style style:name="co8" style:family="table-column">
      <style:table-column-properties fo:break-before="auto" style:column-width="5.9862in"/>
    </style:style>
    <style:style style:name="co9" style:family="table-column">
      <style:table-column-properties fo:break-before="auto" style:column-width="2.2819in"/>
    </style:style>
    <style:style style:name="co10" style:family="table-column">
      <style:table-column-properties fo:break-before="auto" style:column-width="4.5417in"/>
    </style:style>
    <style:style style:name="co11" style:family="table-column">
      <style:table-column-properties fo:break-before="auto" style:column-width="1.0138in"/>
    </style:style>
    <style:style style:name="co12" style:family="table-column">
      <style:table-column-properties fo:break-before="auto" style:column-width="1.7862in"/>
    </style:style>
    <style:style style:name="co13" style:family="table-column">
      <style:table-column-properties fo:break-before="auto" style:column-width="1.1465in"/>
    </style:style>
    <style:style style:name="co14" style:family="table-column">
      <style:table-column-properties fo:break-before="auto" style:column-width="1.2236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0.1654in"/>
    </style:style>
    <style:style style:name="co17" style:family="table-column">
      <style:table-column-properties fo:break-before="auto" style:column-width="2.8992in"/>
    </style:style>
    <style:style style:name="co18" style:family="table-column">
      <style:table-column-properties fo:break-before="auto" style:column-width="0.3862in"/>
    </style:style>
    <style:style style:name="co19" style:family="table-column">
      <style:table-column-properties fo:break-before="auto" style:column-width="1.1689in"/>
    </style:style>
    <style:style style:name="co20" style:family="table-column">
      <style:table-column-properties fo:break-before="auto" style:column-width="1.3445in"/>
    </style:style>
    <style:style style:name="co21" style:family="table-column">
      <style:table-column-properties fo:break-before="auto" style:column-width="5.9965in"/>
    </style:style>
    <style:style style:name="co22" style:family="table-column">
      <style:table-column-properties fo:break-before="auto" style:column-width="0.2535in"/>
    </style:style>
    <style:style style:name="co23" style:family="table-column">
      <style:table-column-properties fo:break-before="auto" style:column-width="0.8484in"/>
    </style:style>
    <style:style style:name="co24" style:family="table-column">
      <style:table-column-properties fo:break-before="auto" style:column-width="6.922in"/>
    </style:style>
    <style:style style:name="co25" style:family="table-column">
      <style:table-column-properties fo:break-before="auto" style:column-width="0.1543in"/>
    </style:style>
    <style:style style:name="co26" style:family="table-column">
      <style:table-column-properties fo:break-before="auto" style:column-width="2.3925in"/>
    </style:style>
    <style:style style:name="co27" style:family="table-column">
      <style:table-column-properties fo:break-before="auto" style:column-width="0.2425in"/>
    </style:style>
    <style:style style:name="co28" style:family="table-column">
      <style:table-column-properties fo:break-before="auto" style:column-width="7.1543in"/>
    </style:style>
    <style:style style:name="co29" style:family="table-column">
      <style:table-column-properties fo:break-before="auto" style:column-width="3.0638in"/>
    </style:style>
    <style:style style:name="co30" style:family="table-column">
      <style:table-column-properties fo:break-before="auto" style:column-width="0.298in"/>
    </style:style>
    <style:style style:name="co31" style:family="table-column">
      <style:table-column-properties fo:break-before="auto" style:column-width="6.118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728in" fo:break-before="auto" style:use-optimal-row-height="false"/>
    </style:style>
    <style:style style:name="ro4" style:family="table-row">
      <style:table-row-properties style:row-height="0.3543in" fo:break-before="auto" style:use-optimal-row-height="false"/>
    </style:style>
    <style:style style:name="ro5" style:family="table-row">
      <style:table-row-properties style:row-height="0.3854in" fo:break-before="auto" style:use-optimal-row-height="fals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PageStyle_5f_total_20_stats">
      <style:table-properties table:display="true" style:writing-mode="lr-tb"/>
    </style:style>
    <style:style style:name="ta2" style:family="table" style:master-page-name="PageStyle_5f_sex_20_ratio">
      <style:table-properties table:display="true" style:writing-mode="lr-tb"/>
    </style:style>
    <style:style style:name="ta3" style:family="table" style:master-page-name="PageStyle_5f_family_20_relations">
      <style:table-properties table:display="true" style:writing-mode="lr-tb"/>
    </style:style>
    <style:style style:name="ta4" style:family="table" style:master-page-name="PageStyle_5f_families_20_in_20_prison">
      <style:table-properties table:display="true" style:writing-mode="lr-tb"/>
    </style:style>
    <style:style style:name="ta5" style:family="table" style:master-page-name="PageStyle_5f_commitments_20_by_20_prison_20_1800-18">
      <style:table-properties table:display="true" style:writing-mode="lr-tb"/>
    </style:style>
    <style:style style:name="ta6" style:family="table" style:master-page-name="PageStyle_5f_debtor_20_returns_20_1792">
      <style:table-properties table:display="true" style:writing-mode="lr-tb"/>
    </style:style>
    <style:style style:name="ta7" style:family="table" style:master-page-name="PageStyle_5f_Duffy_20_commitments_20_1798-1818">
      <style:table-properties table:display="true" style:writing-mode="lr-tb"/>
    </style:style>
    <style:style style:name="ta8" style:family="table" style:master-page-name="PageStyle_5f_legal_20_proces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rotation-align="none"/>
    </style:style>
    <style:style style:name="ce9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001"/>
    <style:style style:name="ce11" style:family="table-cell" style:parent-style-name="Excel_20_Built-in_20_Normal" style:data-style-name="N118"/>
    <style:style style:name="ce12" style:family="table-cell" style:parent-style-name="Excel_20_Built-in_20_Normal" style:data-style-name="N118">
      <style:table-cell-properties style:diagonal-bl-tr="none" style:diagonal-tl-br="none" style:rotation-align="none"/>
    </style:style>
    <style:style style:name="ce13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2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3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4" style:family="table-cell" style:parent-style-name="Normal_5f_analysis">
      <style:table-cell-properties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" style:family="table-cell" style:parent-style-name="Normal_5f_analysis" style:data-style-name="N8003">
      <style:table-cell-properties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8003"/>
    <style:style style:name="ce28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tal sta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 table:number-columns-spanned="3" table:number-rows-spanned="1">
            <text:p>Debtors in prison in England and Wales, 1776-1820</text:p>
          </table:table-cell>
          <table:covered-table-cell table:number-columns-repeated="2"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year</text:p>
          </table:table-cell>
          <table:table-cell office:value-type="string">
            <text:p>total</text:p>
          </table:table-cell>
          <table:table-cell office:value-type="string">
            <text:p>source</text:p>
          </table:table-cell>
          <table:table-cell office:value-type="string">
            <text:p>data reference</text:p>
          </table:table-cell>
          <table:table-cell table:number-columns-repeated="1020"/>
        </table:table-row>
        <table:table-row table:style-name="ro1">
          <table:table-cell office:value-type="float" office:value="1776">
            <text:p>1776</text:p>
          </table:table-cell>
          <table:table-cell table:style-name="ce5" office:value-type="float" office:value="2437">
            <text:p>2437</text:p>
          </table:table-cell>
          <table:table-cell office:value-type="string">
            <text:p>Howard (1792) p. 36</text:p>
          </table:table-cell>
          <table:table-cell office:value-type="string">
            <text:p>prisoners-england-wales-1780</text:p>
          </table:table-cell>
          <table:table-cell table:number-columns-repeated="1020"/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2084">
            <text:p>2084</text:p>
          </table:table-cell>
          <table:table-cell office:value-type="string">
            <text:p>Howard (1792), State of the Prisons</text:p>
          </table:table-cell>
          <table:table-cell office:value-type="string">
            <text:p>prisoners-england-wales-1780</text:p>
          </table:table-cell>
          <table:table-cell table:number-columns-repeated="1020"/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2197">
            <text:p>2197</text:p>
          </table:table-cell>
          <table:table-cell office:value-type="string">
            <text:p>id</text:p>
          </table:table-cell>
          <table:table-cell office:value-type="string">
            <text:p>prisoners-england-wales-1780</text:p>
          </table:table-cell>
          <table:table-cell table:number-columns-repeated="1020"/>
        </table:table-row>
        <table:table-row table:style-name="ro1">
          <table:table-cell office:value-type="string">
            <text:p>1787-8</text:p>
          </table:table-cell>
          <table:table-cell office:value-type="float" office:value="2011">
            <text:p>2011</text:p>
          </table:table-cell>
          <table:table-cell office:value-type="string">
            <text:p>id</text:p>
          </table:table-cell>
          <table:table-cell office:value-type="string">
            <text:p>prisoners-england-wales-1780</text:p>
          </table:table-cell>
          <table:table-cell table:number-columns-repeated="1020"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2032">
            <text:p>2032</text:p>
          </table:table-cell>
          <table:table-cell office:value-type="string">
            <text:p>PP, 32 Geog. III, 2 Apr. 1792, p. 647; Report on Imprisonment for Debt</text:p>
          </table:table-cell>
          <table:table-cell office:value-type="string">
            <text:p>debtor returns 1792</text:p>
          </table:table-cell>
          <table:table-cell table:number-columns-repeated="1020"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3138">
            <text:p>3138</text:p>
          </table:table-cell>
          <table:table-cell office:value-type="string">
            <text:p>Neild (1810). State of the Prisons</text:p>
          </table:table-cell>
          <table:table-cell office:value-type="string">
            <text:p>prisoners-england-wales-1810</text:p>
          </table:table-cell>
          <table:table-cell table:number-columns-repeated="1020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3356">
            <text:p>3356</text:p>
          </table:table-cell>
          <table:table-cell office:value-type="string">
            <text:p>PP, Gaol Returns</text:p>
          </table:table-cell>
          <table:table-cell office:value-type="string">
            <text:p>prisoners-england-wales-18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ommitments of debtors to prison</text:p>
          </table:table-cell>
          <table:table-cell table:number-columns-repeated="1023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s</text:p>
          </table:table-cell>
          <table:table-cell table:number-columns-repeated="1022"/>
        </table:table-row>
        <table:table-row table:style-name="ro1">
          <table:table-cell office:value-type="float" office:value="1789">
            <text:p>1789</text:p>
          </table:table-cell>
          <table:table-cell table:style-name="ce6" office:value-type="float" office:value="16409">
            <text:p>16,409</text:p>
          </table:table-cell>
          <table:table-cell office:value-type="string">
            <text:p>Grant, Alexander, Progress and Practice of a Modern Attorney, p. 125</text:p>
          </table:table-cell>
          <table:table-cell office:value-type="string">
            <text:p>"according to the returns 1789, the prisoners for debt amounted to the enormous number of 16,409"</text:p>
          </table:table-cell>
          <table:table-cell table:number-columns-repeated="1020"/>
        </table:table-row>
        <table:table-row table:style-name="ro1">
          <table:table-cell office:value-type="float" office:value="1802">
            <text:p>1802</text:p>
          </table:table-cell>
          <table:table-cell table:style-name="ce6" office:value-type="float" office:value="20820">
            <text:p>20,820</text:p>
          </table:table-cell>
          <table:table-cell office:value-type="string">
            <text:p>Neild (1812), State of the Prisons, p. xix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pository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http://acrosswalls.org/datasets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Version: 1.0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x ratio" table:style-name="ta2" table:print="false">
        <table:table-column table:style-name="co6" table:default-cell-style-name="Excel_20_Built-in_20_Normal"/>
        <table:table-column table:style-name="co5" table:number-columns-repeated="3" table:default-cell-style-name="Excel_20_Built-in_20_Normal"/>
        <table:table-column table:style-name="co7" table:default-cell-style-name="ce11"/>
        <table:table-column table:style-name="co8" table:default-cell-style-name="Excel_20_Built-in_20_Normal"/>
        <table:table-column table:style-name="co5" table:number-columns-repeated="1018" table:default-cell-style-name="Excel_20_Built-in_20_Normal"/>
        <table:table-row table:style-name="ro1">
          <table:table-cell office:value-type="string">
            <text:p>Sex ration among imprisoned debtors in England</text:p>
          </table:table-cell>
          <table:table-cell table:number-columns-repeated="4"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le share</text:p>
          </table:table-cell>
          <table:table-cell table:number-columns-repeated="2"/>
          <table:table-cell office:value-type="string">
            <text:p>est. sex ratio</text:p>
          </table:table-cell>
          <table:table-cell table:number-columns-repeated="1019"/>
        </table:table-row>
        <table:table-row table:style-name="ro1">
          <table:table-cell office:value-type="string">
            <text:p>England, early 18th century</text:p>
          </table:table-cell>
          <table:table-cell table:style-name="ce7" office:value-type="percentage" office:value="0.93">
            <text:p>93%</text:p>
          </table:table-cell>
          <table:table-cell table:number-columns-repeated="2"/>
          <table:table-cell table:formula="of:=[.B5]/(1-[.B5])" office:value-type="float" office:value="13.2857142857143">
            <text:p>13.3</text:p>
          </table:table-cell>
          <table:table-cell office:value-type="string">
            <text:p>Haagen, Paul (1986), Imprisonement for Debt in England, p. 55/ </text:p>
          </table:table-cell>
          <table:table-cell table:number-columns-repeated="1018"/>
        </table:table-row>
        <table:table-row table:style-name="ro1">
          <table:table-cell office:value-type="string">
            <text:p>England, late 18th century</text:p>
          </table:table-cell>
          <table:table-cell table:style-name="ce7" office:value-type="percentage" office:value="0.95">
            <text:p>95%</text:p>
          </table:table-cell>
          <table:table-cell table:number-columns-repeated="2"/>
          <table:table-cell table:formula="of:=[.B6]/(1-[.B6])" office:value-type="float" office:value="19">
            <text:p>19.0</text:p>
          </table:table-cell>
          <table:table-cell office:value-type="string">
            <text:p>Haagen, Paul H. (1983). "Eighteenth-century English society and the debt law," in Social control and the state. Stanley Cohen and Andrew Scull, ed. New York St. Martin’s Press: 222-47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ee p. 224. <text:s/>Id. p. 239, ft. 10 describes this share as "remarkably constant throughout the [English] kingdom and across time [the eighteenth century]."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debtors in prison</text:p>
          </table:table-cell>
          <table:table-cell table:number-columns-repeated="1022"/>
        </table:table-row>
        <table:table-row table:style-name="ro1">
          <table:table-cell office:value-type="string">
            <text:p>prisoner population</text:p>
          </table:table-cell>
          <table:table-cell table:style-name="ce8" office:value-type="string">
            <text:p>male</text:p>
          </table:table-cell>
          <table:table-cell table:style-name="ce8" office:value-type="string">
            <text:p>female</text:p>
          </table:table-cell>
          <table:table-cell table:style-name="ce8" office:value-type="string">
            <text:p>total</text:p>
          </table:table-cell>
          <table:table-cell table:style-name="ce12" office:value-type="string">
            <text:p>sex ratio</text:p>
          </table:table-cell>
          <table:table-cell table:style-name="ce13" office:value-type="string">
            <text:p>source by line</text:p>
          </table:table-cell>
          <table:table-cell table:number-columns-repeated="1018"/>
        </table:table-row>
        <table:table-row table:style-name="ro1">
          <table:table-cell office:value-type="string">
            <text:p>England and Wales, 1779</text:p>
          </table:table-cell>
          <table:table-cell office:value-type="float" office:value="1965">
            <text:p>1965</text:p>
          </table:table-cell>
          <table:table-cell office:value-type="float" office:value="119">
            <text:p>119</text:p>
          </table:table-cell>
          <table:table-cell office:value-type="float" office:value="2084">
            <text:p>2084</text:p>
          </table:table-cell>
          <table:table-cell office:value-type="float" office:value="16.5126050420168">
            <text:p>16.5</text:p>
          </table:table-cell>
          <table:table-cell office:value-type="string">
            <text:p>Howard, State of the Prisons, see prisoners-england-wales-1780</text:p>
          </table:table-cell>
          <table:table-cell table:number-columns-repeated="1018"/>
        </table:table-row>
        <table:table-row table:style-name="ro1">
          <table:table-cell office:value-type="string">
            <text:p>England and Wales, 1782</text:p>
          </table:table-cell>
          <table:table-cell office:value-type="float" office:value="2058">
            <text:p>2058</text:p>
          </table:table-cell>
          <table:table-cell office:value-type="float" office:value="139">
            <text:p>139</text:p>
          </table:table-cell>
          <table:table-cell office:value-type="float" office:value="2197">
            <text:p>2197</text:p>
          </table:table-cell>
          <table:table-cell office:value-type="float" office:value="14.8057553956835">
            <text:p>14.8</text:p>
          </table:table-cell>
          <table:table-cell office:value-type="string">
            <text:p>Howard, State of the Prisons, see prisoners-england-wales-178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debtors received in pris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style-name="ce8" office:value-type="string">
            <text:p>total</text:p>
          </table:table-cell>
          <table:table-cell table:style-name="ce12"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Lancaster Castle, 1793</text:p>
          </table:table-cell>
          <table:table-cell office:value-type="float" office:value="229">
            <text:p>229</text:p>
          </table:table-cell>
          <table:table-cell office:value-type="float" office:value="5">
            <text:p>5</text:p>
          </table:table-cell>
          <table:table-cell table:formula="of:=SUM([.B19:.C19])" office:value-type="float" office:value="234">
            <text:p>234</text:p>
          </table:table-cell>
          <table:table-cell table:formula="of:=[.B19]/[.C19]" office:value-type="float" office:value="45.8">
            <text:p>45.8</text:p>
          </table:table-cell>
          <table:table-cell office:value-type="string">
            <text:p>Finn, Margot (1996). "Women, Consumption and Coverture in England, c. 1760-1860." The Historical Journal vol. 39(3): 703-22; p. 708</text:p>
          </table:table-cell>
          <table:table-cell table:number-columns-repeated="1018"/>
        </table:table-row>
        <table:table-row table:style-name="ro1">
          <table:table-cell office:value-type="string">
            <text:p>Lincoln Castle, 1810-11</text:p>
          </table:table-cell>
          <table:table-cell office:value-type="float" office:value="143">
            <text:p>143</text:p>
          </table:table-cell>
          <table:table-cell office:value-type="float" office:value="7">
            <text:p>7</text:p>
          </table:table-cell>
          <table:table-cell table:formula="of:=SUM([.B20:.C20])" office:value-type="float" office:value="150">
            <text:p>150</text:p>
          </table:table-cell>
          <table:table-cell table:formula="of:=[.B20]/[.C20]" office:value-type="float" office:value="20.4285714285714">
            <text:p>20.4</text:p>
          </table:table-cell>
          <table:table-cell office:value-type="string">
            <text:p>Finn, Margot (1996). "Women, Consumption and Coverture in England, c. 1760-1860." The Historical Journal vol. 39(3): 703-22; p. 70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male share of debtors</text:p>
          </table:table-cell>
          <table:table-cell table:number-columns-repeated="2"/>
          <table:table-cell table:style-name="ce12"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Insolvent Debtors Court, Sept. 1820 to Dec. 1821</text:p>
          </table:table-cell>
          <table:table-cell table:style-name="ce9" office:value-type="percentage" office:value="0.961">
            <text:p>96.1%</text:p>
          </table:table-cell>
          <table:table-cell table:number-columns-repeated="2"/>
          <table:table-cell table:formula="of:=[.B25]/(1-[.B25])" office:value-type="float" office:value="24.6410256410257">
            <text:p>24.6</text:p>
          </table:table-cell>
          <table:table-cell office:value-type="string">
            <text:p>Finn, Margot (2003), The Character of Credit, p. 180 (male share of insolvent debtors)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In 1821, 5259 prisoners used the Insolvent Debtors Cour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ee Duffy (1985) Table 2.4 (time series 1813 to 1830), citin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P.P. Accounts and Papers (1826-7) XIX 575; (1831) XV, 89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ebtors in pris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style-name="ce8" office:value-type="string">
            <text:p>total</text:p>
          </table:table-cell>
          <table:table-cell table:style-name="ce12"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York Castle, 1820</text:p>
          </table:table-cell>
          <table:table-cell office:value-type="float" office:value="147">
            <text:p>147</text:p>
          </table:table-cell>
          <table:table-cell office:value-type="float" office:value="6">
            <text:p>6</text:p>
          </table:table-cell>
          <table:table-cell table:formula="of:=SUM([.B34:.C34])" office:value-type="float" office:value="153">
            <text:p>153</text:p>
          </table:table-cell>
          <table:table-cell table:formula="of:=[.B34]/[.C34]" office:value-type="float" office:value="24.5">
            <text:p>24.5</text:p>
          </table:table-cell>
          <table:table-cell office:value-type="string">
            <text:p>Gaol Returns for 1820, under greatest number of prisoners confined at one time during 182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Gaol Returns for 1823</text:p>
          </table:table-cell>
          <table:table-cell office:value-type="float" office:value="962">
            <text:p>962</text:p>
          </table:table-cell>
          <table:table-cell office:value-type="float" office:value="69">
            <text:p>69</text:p>
          </table:table-cell>
          <table:table-cell table:formula="of:=SUM([.B37:.C37])" office:value-type="float" office:value="1031">
            <text:p>1031</text:p>
          </table:table-cell>
          <table:table-cell table:formula="of:=[.B37]/[.C37]" office:value-type="float" office:value="13.9420289855072">
            <text:p>13.9</text:p>
          </table:table-cell>
          <table:table-cell office:value-type="string">
            <text:p>79 prisons reporting, prisoners-england-wales-1823</text:p>
          </table:table-cell>
          <table:table-cell table:number-columns-repeated="1018"/>
        </table:table-row>
        <table:table-row table:style-name="ro1">
          <table:table-cell office:value-type="string">
            <text:p>Gaol Returns for 1830</text:p>
          </table:table-cell>
          <table:table-cell office:value-type="float" office:value="1595">
            <text:p>1595</text:p>
          </table:table-cell>
          <table:table-cell office:value-type="float" office:value="94">
            <text:p>94</text:p>
          </table:table-cell>
          <table:table-cell table:formula="of:=SUM([.B38:.C38])" office:value-type="float" office:value="1689">
            <text:p>1689</text:p>
          </table:table-cell>
          <table:table-cell table:formula="of:=[.B38]/[.C38]" office:value-type="float" office:value="16.968085106383">
            <text:p>17.0</text:p>
          </table:table-cell>
          <table:table-cell office:value-type="string">
            <text:p>112 prisons reporting, prisoners-england-wales-183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mparison</text:p>
          </table:table-cell>
          <table:table-cell table:number-columns-repeated="1023"/>
        </table:table-row>
        <table:table-row table:style-name="ro1">
          <table:table-cell office:value-type="string">
            <text:p>debtors in prison in Sweden, 1835-1840</text:p>
          </table:table-cell>
          <table:table-cell table:style-name="ce10" table:formula="of:=[.E42]*[.D42]/(1+[.E42])" office:value-type="float" office:value="530.75">
            <text:p>531</text:p>
          </table:table-cell>
          <table:table-cell table:style-name="ce10" table:formula="of:=[.D42]-[.B42]" office:value-type="float" office:value="19.25">
            <text:p>19</text:p>
          </table:table-cell>
          <table:table-cell office:value-type="float" office:value="550">
            <text:p>550</text:p>
          </table:table-cell>
          <table:table-cell table:formula="of:=96.5/3.5" office:value-type="float" office:value="27.5714285714286">
            <text:p>27.6</text:p>
          </table:table-cell>
          <table:table-cell office:value-type="string">
            <text:p>Gratzer (2008) p. 38 states that the share of women among imprisoned debtors wa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fairly constant and averaged 3.5% from 1835 to 1878, when imprisonment of debtors ended.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4" office:value-type="string">
            <text:p>Gratzer, Karl (2008) "Default and Imprisonment for Debt in Sweden: From the Lost Chances of a Ruined Life to the Lost Capital of a Bankrupt Company," in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Gratzer and Stiefel, eds., History of Insolvency and Bankruptcy from an International Perspective. Södertörns högskola 2008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mily relations" table:style-name="ta3" table:print="false">
        <table:table-column table:style-name="co9" table:default-cell-style-name="Excel_20_Built-in_20_Normal"/>
        <table:table-column table:style-name="co5" table:number-columns-repeated="4" table:default-cell-style-name="Excel_20_Built-in_20_Normal"/>
        <table:table-column table:style-name="co10" table:default-cell-style-name="Excel_20_Built-in_20_Normal"/>
        <table:table-column table:style-name="co5" table:number-columns-repeated="1018" table:default-cell-style-name="Excel_20_Built-in_20_Normal"/>
        <table:table-row table:style-name="ro1">
          <table:table-cell table:style-name="ce15" office:value-type="string" table:number-columns-spanned="5" table:number-rows-spanned="1">
            <text:p>Family relations of prisoners for debt in late-eighteenth-century England</text:p>
          </table:table-cell>
          <table:covered-table-cell table:number-columns-repeated="4" table:style-name="ce3"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3">
          <table:table-cell table:style-name="ce16" office:value-type="string" table:number-columns-spanned="5" table:number-rows-spanned="1">
            <text:p>Debtor-prisoners liberated by the Society for the Relief and Discharge of unfortunate Persons imprisoned for small debts (Thatched House Society), from 1772</text:p>
          </table:table-cell>
          <table:covered-table-cell table:number-columns-repeated="4" table:style-name="ce17"/>
          <table:table-cell table:number-columns-repeated="1019"/>
        </table:table-row>
        <table:table-row table:style-name="ro2">
          <table:table-cell table:style-name="ce3" office:value-type="string">
            <text:p>cumulative</text:p>
          </table:table-cell>
          <table:table-cell table:style-name="ce18" office:value-type="string">
            <text:p>to Oct. 9, 1776</text:p>
          </table:table-cell>
          <table:table-cell table:style-name="ce18" office:value-type="string">
            <text:p>to Mar. 1792</text:p>
          </table:table-cell>
          <table:table-cell table:style-name="ce18" office:value-type="string">
            <text:p>to Mar. 1802</text:p>
          </table:table-cell>
          <table:table-cell table:style-name="ce18" office:value-type="string">
            <text:p>to Mar. 1808</text:p>
          </table:table-cell>
          <table:table-cell office:value-type="string">
            <text:p>source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ischarged debtors</text:p>
          </table:table-cell>
          <table:table-cell table:style-name="ce6" office:value-type="float" office:value="3980">
            <text:p>3,980</text:p>
          </table:table-cell>
          <table:table-cell table:style-name="ce6" office:value-type="float" office:value="12590">
            <text:p>12,590</text:p>
          </table:table-cell>
          <table:table-cell table:style-name="ce6" office:value-type="float" office:value="19063">
            <text:p>19,063</text:p>
          </table:table-cell>
          <table:table-cell table:style-name="ce6" office:value-type="float" office:value="24094">
            <text:p>24,094</text:p>
          </table:table-cell>
          <table:table-cell office:value-type="string">
            <text:p>Howard (1777), State of Prisons, p. 36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ischarged debtors with wives</text:p>
          </table:table-cell>
          <table:table-cell table:style-name="ce6" office:value-type="float" office:value="2193">
            <text:p>2,193</text:p>
          </table:table-cell>
          <table:table-cell table:style-name="ce6" office:value-type="float" office:value="7842">
            <text:p>7,842</text:p>
          </table:table-cell>
          <table:table-cell table:style-name="ce6" office:value-type="float" office:value="11399">
            <text:p>11,399</text:p>
          </table:table-cell>
          <table:table-cell table:style-name="ce6" office:value-type="float" office:value="14446">
            <text:p>14,446</text:p>
          </table:table-cell>
          <table:table-cell office:value-type="string">
            <text:p>PP, 32 Geog. III, 2 Apr. 1792, p. 648; Report on Imprisonment for Debt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hildren of discharged debtors</text:p>
          </table:table-cell>
          <table:table-cell table:style-name="ce6" office:value-type="float" office:value="6288">
            <text:p>6,288</text:p>
          </table:table-cell>
          <table:table-cell table:style-name="ce6" office:value-type="float" office:value="23268">
            <text:p>23,268</text:p>
          </table:table-cell>
          <table:table-cell table:style-name="ce6" office:value-type="float" office:value="32871">
            <text:p>32,871</text:p>
          </table:table-cell>
          <table:table-cell table:style-name="ce6" office:value-type="float" office:value="40795">
            <text:p>40,795</text:p>
          </table:table-cell>
          <table:table-cell table:style-name="ce21" office:value-type="string">
            <text:p>Neild, 1802, 1808, An account of the rise, progress and present state of the Society for the discharge and relief of persons imprisoned for small debts throughout England and Wales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>
            <text:p>male debtors with wives</text:p>
          </table:table-cell>
          <table:table-cell table:style-name="ce19" table:formula="of:=[.B7]/([.B6]*[.$B$47])" office:value-type="percentage" office:value="0.580005289605924">
            <text:p>58%</text:p>
          </table:table-cell>
          <table:table-cell table:style-name="ce19" table:formula="of:=[.C7]/([.C6]*[.$B$47])" office:value-type="percentage" office:value="0.655658208268885">
            <text:p>66%</text:p>
          </table:table-cell>
          <table:table-cell table:style-name="ce19" table:formula="of:=[.D7]/([.D6]*[.$B$47])" office:value-type="percentage" office:value="0.629436466895087">
            <text:p>63%</text:p>
          </table:table-cell>
          <table:table-cell table:style-name="ce19" table:formula="of:=[.E7]/([.E6]*[.$B$47])" office:value-type="percentage" office:value="0.631124586597231">
            <text:p>63%</text:p>
          </table:table-cell>
          <table:table-cell table:number-columns-repeated="1019"/>
        </table:table-row>
        <table:table-row table:style-name="ro1">
          <table:table-cell office:value-type="string">
            <text:p>children per married male debtor</text:p>
          </table:table-cell>
          <table:table-cell table:style-name="ce20" table:formula="of:=[.B8]/[.B7]" office:value-type="float" office:value="2.86730506155951">
            <text:p>2.9</text:p>
          </table:table-cell>
          <table:table-cell table:style-name="ce20" table:formula="of:=[.C8]/[.C7]" office:value-type="float" office:value="2.96710022953328">
            <text:p>3.0</text:p>
          </table:table-cell>
          <table:table-cell table:style-name="ce20" table:formula="of:=[.D8]/[.D7]" office:value-type="float" office:value="2.8836740064918">
            <text:p>2.9</text:p>
          </table:table-cell>
          <table:table-cell table:style-name="ce20" table:formula="of:=[.E8]/[.E7]" office:value-type="float" office:value="2.82396511144954">
            <text:p>2.8</text:p>
          </table:table-cell>
          <table:table-cell table:number-columns-repeated="1019"/>
        </table:table-row>
        <table:table-row table:style-name="ro1">
          <table:table-cell/>
          <table:table-cell table:style-name="ce20" table:number-columns-repeated="4"/>
          <table:table-cell table:number-columns-repeated="1019"/>
        </table:table-row>
        <table:table-row table:style-name="ro1">
          <table:table-cell office:value-type="string">
            <text:p>by period</text:p>
          </table:table-cell>
          <table:table-cell table:style-name="ce20" table:number-columns-repeated="4"/>
          <table:table-cell table:number-columns-repeated="1019"/>
        </table:table-row>
        <table:table-row table:style-name="ro1">
          <table:table-cell table:style-name="ce3" office:value-type="string">
            <text:p>discharged debtors</text:p>
          </table:table-cell>
          <table:table-cell table:style-name="ce6" table:formula="of:=[.B6]" office:value-type="float" office:value="3980">
            <text:p>3,980</text:p>
          </table:table-cell>
          <table:table-cell table:style-name="ce6" table:formula="of:=[.C6]-[.B6]" office:value-type="float" office:value="8610">
            <text:p>8,610</text:p>
          </table:table-cell>
          <table:table-cell table:style-name="ce6" table:formula="of:=[.D6]-[.C6]" office:value-type="float" office:value="6473">
            <text:p>6,473</text:p>
          </table:table-cell>
          <table:table-cell table:style-name="ce6" table:formula="of:=[.E6]-[.D6]" office:value-type="float" office:value="5031">
            <text:p>5,03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ischarged debtors with wives</text:p>
          </table:table-cell>
          <table:table-cell table:style-name="ce6" table:formula="of:=[.B7]" office:value-type="float" office:value="2193">
            <text:p>2,193</text:p>
          </table:table-cell>
          <table:table-cell table:style-name="ce6" table:formula="of:=[.C7]-[.B7]" office:value-type="float" office:value="5649">
            <text:p>5,649</text:p>
          </table:table-cell>
          <table:table-cell table:style-name="ce6" table:formula="of:=[.D7]-[.C7]" office:value-type="float" office:value="3557">
            <text:p>3,557</text:p>
          </table:table-cell>
          <table:table-cell table:style-name="ce6" table:formula="of:=[.E7]-[.D7]" office:value-type="float" office:value="3047">
            <text:p>3,047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hildren of discharged debtors</text:p>
          </table:table-cell>
          <table:table-cell table:style-name="ce6" table:formula="of:=[.B8]" office:value-type="float" office:value="6288">
            <text:p>6,288</text:p>
          </table:table-cell>
          <table:table-cell table:style-name="ce6" table:formula="of:=[.C8]-[.B8]" office:value-type="float" office:value="16980">
            <text:p>16,980</text:p>
          </table:table-cell>
          <table:table-cell table:style-name="ce6" table:formula="of:=[.D8]-[.C8]" office:value-type="float" office:value="9603">
            <text:p>9,603</text:p>
          </table:table-cell>
          <table:table-cell table:style-name="ce6" table:formula="of:=[.E8]-[.D8]" office:value-type="float" office:value="7924">
            <text:p>7,924</text:p>
          </table:table-cell>
          <table:table-cell table:number-columns-repeated="1019"/>
        </table:table-row>
        <table:table-row table:style-name="ro1">
          <table:table-cell/>
          <table:table-cell table:style-name="ce20" table:number-columns-repeated="4"/>
          <table:table-cell table:number-columns-repeated="1019"/>
        </table:table-row>
        <table:table-row table:style-name="ro1">
          <table:table-cell office:value-type="string">
            <text:p>male debtors with wives</text:p>
          </table:table-cell>
          <table:table-cell table:style-name="ce19" table:formula="of:=[.B15]/([.B14]*[.$B$47])" office:value-type="percentage" office:value="0.580005289605924">
            <text:p>58%</text:p>
          </table:table-cell>
          <table:table-cell table:style-name="ce19" table:formula="of:=[.C15]/([.C14]*[.$B$47])" office:value-type="percentage" office:value="0.690629011553273">
            <text:p>69%</text:p>
          </table:table-cell>
          <table:table-cell table:style-name="ce19" table:formula="of:=[.D15]/([.D14]*[.$B$47])" office:value-type="percentage" office:value="0.578435119158935">
            <text:p>58%</text:p>
          </table:table-cell>
          <table:table-cell table:style-name="ce19" table:formula="of:=[.E15]/([.E14]*[.$B$47])" office:value-type="percentage" office:value="0.637521053677724">
            <text:p>64%</text:p>
          </table:table-cell>
          <table:table-cell table:number-columns-repeated="1019"/>
        </table:table-row>
        <table:table-row table:style-name="ro1">
          <table:table-cell office:value-type="string">
            <text:p>children per married male debtor</text:p>
          </table:table-cell>
          <table:table-cell table:style-name="ce20" table:formula="of:=[.B16]/[.B15]" office:value-type="float" office:value="2.86730506155951">
            <text:p>2.9</text:p>
          </table:table-cell>
          <table:table-cell table:style-name="ce20" table:formula="of:=[.C16]/[.C15]" office:value-type="float" office:value="3.00584174190122">
            <text:p>3.0</text:p>
          </table:table-cell>
          <table:table-cell table:style-name="ce20" table:formula="of:=[.D16]/[.D15]" office:value-type="float" office:value="2.69974697779027">
            <text:p>2.7</text:p>
          </table:table-cell>
          <table:table-cell table:style-name="ce20" table:formula="of:=[.E16]/[.E15]" office:value-type="float" office:value="2.60059074499508">
            <text:p>2.6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/>
          <table:table-cell table:style-name="ce2" office:value-type="string">
            <text:p>Bristol Society, to 177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discharged debtors</text:p>
          </table:table-cell>
          <table:table-cell table:style-name="ce2" office:value-type="float" office:value="73">
            <text:p>73</text:p>
          </table:table-cell>
          <table:table-cell table:style-name="ce2" table:number-columns-repeated="3"/>
          <table:table-cell office:value-type="string">
            <text:p>Howard (1777), State of Prisons, p. 37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ischarged debtors with wives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children of discharged debtors</text:p>
          </table:table-cell>
          <table:table-cell table:style-name="ce2" office:value-type="float" office:value="120">
            <text:p>120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>
            <text:p>male debtors with wives</text:p>
          </table:table-cell>
          <table:table-cell table:style-name="ce19" table:formula="of:=[.B23]/([.B22]*[.$B$47])" office:value-type="percentage" office:value="0.648882480173035">
            <text:p>65%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office:value-type="string">
            <text:p>children per married male debtor</text:p>
          </table:table-cell>
          <table:table-cell table:style-name="ce20" table:formula="of:=[.B24]/[.B23]" office:value-type="float" office:value="2.66666666666667">
            <text:p>2.7</text:p>
          </table:table-cell>
          <table:table-cell table:style-name="ce2" table:number-columns-repeated="3"/>
          <table:table-cell table:number-columns-repeated="1019"/>
        </table:table-row>
        <table:table-row table:style-name="ro1" table:number-rows-repeated="3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>
            <text:p>imprisoned debtors c. 1792</text:p>
          </table:table-cell>
          <table:table-cell table:style-name="ce2" office:value-type="string">
            <text:p>King's Bench</text:p>
          </table:table-cell>
          <table:table-cell table:style-name="ce2" office:value-type="string">
            <text:p>Flee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>
            <text:p>debtors</text:p>
          </table:table-cell>
          <table:table-cell table:style-name="ce2" office:value-type="float" office:value="570">
            <text:p>570</text:p>
          </table:table-cell>
          <table:table-cell table:style-name="ce2" office:value-type="float" office:value="202">
            <text:p>202</text:p>
          </table:table-cell>
          <table:table-cell table:style-name="ce2" table:number-columns-repeated="2"/>
          <table:table-cell office:value-type="string">
            <text:p>PP, 32 Geog. III, 2 Apr. 1792, p. 647; Report on Imprisonment for Debt</text:p>
          </table:table-cell>
          <table:table-cell table:number-columns-repeated="1018"/>
        </table:table-row>
        <table:table-row table:style-name="ro1">
          <table:table-cell office:value-type="string">
            <text:p>debtors with wives and children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136">
            <text:p>13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>
            <text:p>male debtors with wives and children</text:p>
          </table:table-cell>
          <table:table-cell table:style-name="ce19" table:formula="of:=[.B33]/[.B32]" office:value-type="percentage" office:value="0.596491228070175">
            <text:p>60%</text:p>
          </table:table-cell>
          <table:table-cell table:style-name="ce19" table:formula="of:=[.C33]/[.C32]" office:value-type="percentage" office:value="0.673267326732673">
            <text:p>67%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>
            <text:p>Return from English gaol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>
            <text:p>debtors</text:p>
          </table:table-cell>
          <table:table-cell table:style-name="ce2" office:value-type="float" office:value="1907">
            <text:p>1907</text:p>
          </table:table-cell>
          <table:table-cell table:style-name="ce2" table:number-columns-repeated="3"/>
          <table:table-cell office:value-type="string">
            <text:p>PP, 32 Geog. III, 2 Apr. 1792, p. 647; Report on Imprisonment for Debt</text:p>
          </table:table-cell>
          <table:table-cell table:number-columns-repeated="1018"/>
        </table:table-row>
        <table:table-row table:style-name="ro1">
          <table:table-cell office:value-type="string">
            <text:p>debtors with wives</text:p>
          </table:table-cell>
          <table:table-cell table:style-name="ce2" office:value-type="float" office:value="1300">
            <text:p>1300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children of debtors</text:p>
          </table:table-cell>
          <table:table-cell table:style-name="ce2" office:value-type="float" office:value="4088">
            <text:p>4088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>
            <text:p>male debtors with wives</text:p>
          </table:table-cell>
          <table:table-cell table:style-name="ce19" table:formula="of:=[.B39]/([.B38]*[.B47])" office:value-type="percentage" office:value="0.717577898600723">
            <text:p>72%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office:value-type="string">
            <text:p>children per married male debtor</text:p>
          </table:table-cell>
          <table:table-cell table:style-name="ce20" table:formula="of:=[.B40]/[.B39]" office:value-type="float" office:value="3.14461538461538">
            <text:p>3.1</text:p>
          </table:table-cell>
          <table:table-cell table:style-name="ce2" table:number-columns-repeated="3"/>
          <table:table-cell table:number-columns-repeated="1019"/>
        </table:table-row>
        <table:table-row table:style-name="ro1" table:number-rows-repeated="2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>
            <text:p>parameter in above calculation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>
            <text:p>est. share of male debtors</text:p>
          </table:table-cell>
          <table:table-cell table:style-name="ce19" office:value-type="percentage" office:value="0.95">
            <text:p>95%</text:p>
          </table:table-cell>
          <table:table-cell table:style-name="ce2" table:number-columns-repeated="3"/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milies in prison" table:style-name="ta4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5" table:default-cell-style-name="Excel_20_Built-in_20_Normal"/>
        <table:table-column table:style-name="co14" table:default-cell-style-name="Excel_20_Built-in_20_Normal"/>
        <table:table-column table:style-name="co5" table:default-cell-style-name="Excel_20_Built-in_20_Normal"/>
        <table:table-column table:style-name="co15" table:default-cell-style-name="Excel_20_Built-in_20_Normal"/>
        <table:table-column table:style-name="co5" table:number-columns-repeated="3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5" office:value-type="string" table:number-columns-spanned="4" table:number-rows-spanned="1">
            <text:p>Wives and children voluntarily living with male debtors in prison</text:p>
          </table:table-cell>
          <table:covered-table-cell table:number-columns-repeated="3" table:style-name="ce3"/>
          <table:table-cell table:number-columns-repeated="7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4">
          <table:table-cell table:style-name="ce14" table:number-columns-repeated="3"/>
          <table:table-cell table:style-name="ce22" office:value-type="string" table:number-columns-spanned="2" table:number-rows-spanned="1">
            <text:p>persons in prison</text:p>
          </table:table-cell>
          <table:covered-table-cell table:style-name="ce18"/>
          <table:table-cell table:style-name="ce22" office:value-type="string" table:number-columns-spanned="2" table:number-rows-spanned="1">
            <text:p>families in prison</text:p>
          </table:table-cell>
          <table:covered-table-cell table:style-name="ce18"/>
          <table:table-cell table:style-name="ce22" office:value-type="string" table:number-columns-spanned="3" table:number-rows-spanned="1">
            <text:p>single men &amp; men with wives and children outside prison</text:p>
          </table:table-cell>
          <table:covered-table-cell table:number-columns-repeated="2" table:style-name="ce18"/>
          <table:table-cell table:style-name="ce14" table:number-columns-repeated="1014"/>
        </table:table-row>
        <table:table-row table:style-name="ro5">
          <table:table-cell table:style-name="ce14" office:value-type="string">
            <text:p>date</text:p>
          </table:table-cell>
          <table:table-cell table:style-name="ce14" office:value-type="string">
            <text:p>prison</text:p>
          </table:table-cell>
          <table:table-cell table:style-name="ce14" office:value-type="string">
            <text:p>location</text:p>
          </table:table-cell>
          <table:table-cell table:style-name="ce18" office:value-type="string">
            <text:p>men by law</text:p>
          </table:table-cell>
          <table:table-cell table:style-name="ce18" office:value-type="string">
            <text:p>wives &amp; children by choice</text:p>
          </table:table-cell>
          <table:table-cell table:style-name="ce18" office:value-type="string">
            <text:p>men by law</text:p>
          </table:table-cell>
          <table:table-cell table:style-name="ce18" office:value-type="string">
            <text:p>wives &amp; children by choice</text:p>
          </table:table-cell>
          <table:table-cell table:style-name="ce18" office:value-type="string">
            <text:p>men in prison</text:p>
          </table:table-cell>
          <table:table-cell table:style-name="ce18" office:value-type="string">
            <text:p>wives outside prison</text:p>
          </table:table-cell>
          <table:table-cell table:style-name="ce18" office:value-type="string">
            <text:p>children outside prison</text:p>
          </table:table-cell>
          <table:table-cell table:style-name="ce14"/>
          <table:table-cell table:style-name="ce14" office:value-type="string">
            <text:p>source</text:p>
          </table:table-cell>
          <table:table-cell table:style-name="ce14" table:number-columns-repeated="1012"/>
        </table:table-row>
        <table:table-row table:style-name="ro1">
          <table:table-cell table:style-name="ce3" office:value-type="string">
            <text:p>1776, Apr. 6</text:p>
          </table:table-cell>
          <table:table-cell office:value-type="string">
            <text:p>Fleet</text:p>
          </table:table-cell>
          <table:table-cell office:value-type="string">
            <text:p>London</text:p>
          </table:table-cell>
          <table:table-cell table:style-name="ce2" office:value-type="float" office:value="243">
            <text:p>243</text:p>
          </table:table-cell>
          <table:table-cell table:style-name="ce23" office:value-type="float" office:value="475">
            <text:p>475</text:p>
          </table:table-cell>
          <table:table-cell table:style-name="ce2" table:number-columns-repeated="5"/>
          <table:table-cell/>
          <table:table-cell office:value-type="string">
            <text:p>Howard (1777) p. 160</text:p>
          </table:table-cell>
          <table:table-cell table:number-columns-repeated="1012"/>
        </table:table-row>
        <table:table-row table:style-name="ro1">
          <table:table-cell table:style-name="ce3" office:value-type="float" office:value="1801">
            <text:p>1801</text:p>
          </table:table-cell>
          <table:table-cell office:value-type="string">
            <text:p>Fleet</text:p>
          </table:table-cell>
          <table:table-cell office:value-type="string">
            <text:p>London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200">
            <text:p>200</text:p>
          </table:table-cell>
          <table:table-cell table:style-name="ce2" table:number-columns-repeated="5"/>
          <table:table-cell/>
          <table:table-cell office:value-type="string">
            <text:p>Neild (1812) p. 2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1803, Dec. 10</text:p>
          </table:table-cell>
          <table:table-cell office:value-type="string">
            <text:p>Fleet</text:p>
          </table:table-cell>
          <table:table-cell office:value-type="string">
            <text:p>London</text:p>
          </table:table-cell>
          <table:table-cell table:style-name="ce2" office:value-type="float" office:value="229">
            <text:p>229</text:p>
          </table:table-cell>
          <table:table-cell table:style-name="ce2" table:formula="of:=[.G8]" office:value-type="float" office:value="539">
            <text:p>539</text:p>
          </table:table-cell>
          <table:table-cell table:style-name="ce2" office:value-type="float" office:value="148">
            <text:p>148</text:p>
          </table:table-cell>
          <table:table-cell table:style-name="ce2" table:formula="of:=[.F8]+391" office:value-type="float" office:value="539">
            <text:p>539</text:p>
          </table:table-cell>
          <table:table-cell table:style-name="ce2" table:number-columns-repeated="3"/>
          <table:table-cell/>
          <table:table-cell office:value-type="string">
            <text:p>Neild (1812) p. 2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1776, Mar. 12</text:p>
          </table:table-cell>
          <table:table-cell office:value-type="string">
            <text:p>Poultry Compter</text:p>
          </table:table-cell>
          <table:table-cell office:value-type="string">
            <text:p>London</text:p>
          </table:table-cell>
          <table:table-cell table:style-name="ce2" office:value-type="float" office:value="70">
            <text:p>70</text:p>
          </table:table-cell>
          <table:table-cell table:style-name="ce23" table:formula="of:=[.G9]" office:value-type="float" office:value="27">
            <text:p>2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7">
            <text:p>27</text:p>
          </table:table-cell>
          <table:table-cell table:style-name="ce2" table:formula="of:=[.D9]-[.F9]" office:value-type="float" office:value="62">
            <text:p>6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44">
            <text:p>144</text:p>
          </table:table-cell>
          <table:table-cell/>
          <table:table-cell office:value-type="string">
            <text:p>Howard (1777) p. 172</text:p>
          </table:table-cell>
          <table:table-cell table:number-columns-repeated="1012"/>
        </table:table-row>
        <table:table-row table:style-name="ro1">
          <table:table-cell table:style-name="ce3" office:value-type="float" office:value="1803">
            <text:p>1803</text:p>
          </table:table-cell>
          <table:table-cell office:value-type="string">
            <text:p>Poultry Compter</text:p>
          </table:table-cell>
          <table:table-cell office:value-type="string">
            <text:p>London</text:p>
          </table:table-cell>
          <table:table-cell table:style-name="ce2" office:value-type="float" office:value="34">
            <text:p>34</text:p>
          </table:table-cell>
          <table:table-cell table:style-name="ce2" table:formula="of:=[.G10]" office:value-type="float" office:value="25">
            <text:p>25</text:p>
          </table:table-cell>
          <table:table-cell table:style-name="ce2" office:value-type="float" office:value="10">
            <text:p>10</text:p>
          </table:table-cell>
          <table:table-cell table:style-name="ce2" table:formula="of:=15+[.F10]" office:value-type="float" office:value="25">
            <text:p>25</text:p>
          </table:table-cell>
          <table:table-cell table:style-name="ce2" table:number-columns-repeated="3"/>
          <table:table-cell/>
          <table:table-cell office:value-type="string">
            <text:p>Neild (1812) p. 486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1776, May</text:p>
          </table:table-cell>
          <table:table-cell office:value-type="string">
            <text:p>King's Bench</text:p>
          </table:table-cell>
          <table:table-cell office:value-type="string">
            <text:p>London</text:p>
          </table:table-cell>
          <table:table-cell table:style-name="ce2" office:value-type="float" office:value="395">
            <text:p>395</text:p>
          </table:table-cell>
          <table:table-cell table:style-name="ce23" table:formula="of:=1004*2/3" office:value-type="float" office:value="669.333333333333">
            <text:p>669</text:p>
          </table:table-cell>
          <table:table-cell table:style-name="ce2" table:number-columns-repeated="5"/>
          <table:table-cell/>
          <table:table-cell office:value-type="string">
            <text:p>Howard (1777) p. 19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1775, March</text:p>
          </table:table-cell>
          <table:table-cell office:value-type="string">
            <text:p>Marshalsea</text:p>
          </table:table-cell>
          <table:table-cell office:value-type="string">
            <text:p>London</text:p>
          </table:table-cell>
          <table:table-cell table:style-name="ce2" office:value-type="float" office:value="175">
            <text:p>175</text:p>
          </table:table-cell>
          <table:table-cell table:style-name="ce23" office:value-type="float" office:value="46">
            <text:p>46</text:p>
          </table:table-cell>
          <table:table-cell table:style-name="ce2" table:number-columns-repeated="5"/>
          <table:table-cell/>
          <table:table-cell office:value-type="string">
            <text:p>Howard (1777) p. 206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1801-1810</text:p>
          </table:table-cell>
          <table:table-cell office:value-type="string">
            <text:p>Borough Compter (The Clink)</text:p>
          </table:table-cell>
          <table:table-cell office:value-type="string">
            <text:p>Southwark, Surrey</text:p>
          </table:table-cell>
          <table:table-cell table:style-name="ce2" table:formula="of:=[.D36]" office:value-type="float" office:value="6.9">
            <text:p>6.9</text:p>
          </table:table-cell>
          <table:table-cell table:style-name="ce2" table:formula="of:=[.F37]" office:value-type="float" office:value="4.5">
            <text:p>4.5</text:p>
          </table:table-cell>
          <table:table-cell table:style-name="ce2" table:number-columns-repeated="5"/>
          <table:table-cell/>
          <table:table-cell office:value-type="string">
            <text:p>Neild (1812) p. 57</text:p>
          </table:table-cell>
          <table:table-cell table:number-columns-repeated="101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Borough Compter detail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18" office:value-type="string">
            <text:p>debtors in prison by law</text:p>
          </table:table-cell>
          <table:table-cell table:style-name="ce18" office:value-type="string">
            <text:p>wives in prison by choice</text:p>
          </table:table-cell>
          <table:table-cell table:style-name="ce18" office:value-type="string">
            <text:p>infant children in pris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801">
            <text:p>180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802">
            <text:p>180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803">
            <text:p>180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804">
            <text:p>180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805">
            <text:p>180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806">
            <text:p>180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807">
            <text:p>180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808">
            <text:p>180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809">
            <text:p>180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810">
            <text:p>18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2" table:formula="of:=AVERAGE([.D25:.D34])" office:value-type="float" office:value="6.9">
            <text:p>6.9</text:p>
          </table:table-cell>
          <table:table-cell table:style-name="ce2" table:formula="of:=AVERAGE([.E25:.E34])" office:value-type="float" office:value="0.7">
            <text:p>0.7</text:p>
          </table:table-cell>
          <table:table-cell table:style-name="ce2" table:formula="of:=AVERAGE([.F25:.F34])" office:value-type="float" office:value="3.8">
            <text:p>3.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number-columns-repeated="2"/>
          <table:table-cell table:style-name="ce2" table:formula="of:=[.E36]+[.F36]" office:value-type="float" office:value="4.5">
            <text:p>4.5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itments by prison 1800-18" table:style-name="ta5" table:print="false">
        <table:table-column table:style-name="co18" table:default-cell-style-name="Excel_20_Built-in_20_Normal"/>
        <table:table-column table:style-name="co19" table:default-cell-style-name="Excel_20_Built-in_20_Normal"/>
        <table:table-column table:style-name="co5" table:default-cell-style-name="Excel_20_Built-in_20_Normal"/>
        <table:table-column table:style-name="co20" table:default-cell-style-name="Excel_20_Built-in_20_Normal"/>
        <table:table-column table:style-name="co5" table:number-columns-repeated="3" table:default-cell-style-name="Excel_20_Built-in_20_Normal"/>
        <table:table-column table:style-name="co16" table:default-cell-style-name="Excel_20_Built-in_20_Normal"/>
        <table:table-column table:style-name="co21" table:default-cell-style-name="Excel_20_Built-in_20_Normal"/>
        <table:table-column table:style-name="co5" table:number-columns-repeated="1015" table:default-cell-style-name="Excel_20_Built-in_20_Normal"/>
        <table:table-row table:style-name="ro1">
          <table:table-cell table:style-name="ce1" office:value-type="string" table:number-columns-spanned="4" table:number-rows-spanned="1">
            <text:p>Commitments of debtors to prison, 1800-1818</text:p>
          </table:table-cell>
          <table:covered-table-cell table:number-columns-repeated="3" table:style-name="ce4"/>
          <table:table-cell table:number-columns-repeated="4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d</text:p>
          </table:table-cell>
          <table:table-cell office:value-type="string">
            <text:p>county</text:p>
          </table:table-cell>
          <table:table-cell office:value-type="string">
            <text:p>place</text:p>
          </table:table-cell>
          <table:table-cell office:value-type="string">
            <text:p>place type</text:p>
          </table:table-cell>
          <table:table-cell office:value-type="string">
            <text:p>year-1800</text:p>
          </table:table-cell>
          <table:table-cell office:value-type="string">
            <text:p>year-1810</text:p>
          </table:table-cell>
          <table:table-cell office:value-type="string">
            <text:p>year-1818</text:p>
          </table:table-cell>
          <table:table-cell/>
          <table:table-cell office:value-type="string">
            <text:p>source and not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dford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Committed Prisoners for Debt, 1798-1818, P.P., Accounts &amp; Papers 1819 (237) XVII 145-83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rks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This source gives time series data for each prison, 1798 to 1818.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erks</text:p>
          </table:table-cell>
          <table:table-cell office:value-type="string">
            <text:p>Abingdon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string">
            <text:p>A blank space indicates missing data for that year.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rks</text:p>
          </table:table-cell>
          <table:table-cell office:value-type="string">
            <text:p>Reading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uckingham</text:p>
          </table:table-cell>
          <table:table-cell office:value-type="string">
            <text:p><text:s/></text:p>
          </table:table-cell>
          <table:table-cell table:number-columns-repeated="3"/>
          <table:table-cell office:value-type="float" office:value="70">
            <text:p>70</text:p>
          </table:table-cell>
          <table:table-cell/>
          <table:table-cell office:value-type="string">
            <text:p>Considering time trends for aggregate debtors must account for the missing data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uckingham</text:p>
          </table:table-cell>
          <table:table-cell/>
          <table:table-cell office:value-type="string">
            <text:p>castle gao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5" office:value-type="string" table:number-columns-spanned="3" table:number-rows-spanned="1">
            <text:p>total debtors</text:p>
          </table:table-cell>
          <table:covered-table-cell table:number-columns-repeated="2" table:style-name="ce2"/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ambridge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prisons</text:p>
          </table:table-cell>
          <table:table-cell office:value-type="string">
            <text:p>in 1800</text:p>
          </table:table-cell>
          <table:table-cell office:value-type="string">
            <text:p>in 1810</text:p>
          </table:table-cell>
          <table:table-cell office:value-type="string">
            <text:p>in 1818</text:p>
          </table:table-cell>
          <table:table-cell table:number-columns-repeated="1011"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Cambridge</text:p>
          </table:table-cell>
          <table:table-cell/>
          <table:table-cell office:value-type="string">
            <text:p>tow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aw sums</text:p>
          </table:table-cell>
          <table:table-cell table:style-name="ce24" office:value-type="float" office:value="141">
            <text:p>141</text:p>
          </table:table-cell>
          <table:table-cell table:style-name="ce26" office:value-type="float" office:value="4338">
            <text:p>4,338</text:p>
          </table:table-cell>
          <table:table-cell table:style-name="ce26" office:value-type="float" office:value="6583">
            <text:p>6,583</text:p>
          </table:table-cell>
          <table:table-cell table:style-name="ce27" office:value-type="float" office:value="10050">
            <text:p>10,050</text:p>
          </table:table-cell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mbridge</text:p>
          </table:table-cell>
          <table:table-cell office:value-type="string">
            <text:p>Ely</text:p>
          </table:table-cell>
          <table:table-cell office:value-type="string">
            <text:p>city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ms only of prisons with data for all years</text:p>
          </table:table-cell>
          <table:table-cell office:value-type="float" office:value="96">
            <text:p>96</text:p>
          </table:table-cell>
          <table:table-cell table:style-name="ce27" office:value-type="float" office:value="4338">
            <text:p>4,338</text:p>
          </table:table-cell>
          <table:table-cell table:style-name="ce27" office:value-type="float" office:value="5831">
            <text:p>5,831</text:p>
          </table:table-cell>
          <table:table-cell table:style-name="ce27" office:value-type="float" office:value="8098">
            <text:p>8,098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mbridge</text:p>
          </table:table-cell>
          <table:table-cell office:value-type="string">
            <text:p>Wisbeach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ester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ester</text:p>
          </table:table-cell>
          <table:table-cell/>
          <table:table-cell office:value-type="string">
            <text:p>city</text:p>
          </table:table-cell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Duffy (1985) p. 372 reports slightly different <text:s/>figures, 4268 and 5858 for 1800 and 1810, respectively.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hester</text:p>
          </table:table-cell>
          <table:table-cell office:value-type="string">
            <text:p>Macclesfield</text:p>
          </table:table-cell>
          <table:table-cell table:number-columns-repeated="3"/>
          <table:table-cell office:value-type="float" office:value="16">
            <text:p>16</text:p>
          </table:table-cell>
          <table:table-cell/>
          <table:table-cell office:value-type="string">
            <text:p>These small differences may be a result of transcription or arithmetic errors.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/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rnwall</text:p>
          </table:table-cell>
          <table:table-cell office:value-type="string">
            <text:p>Launceston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string">
            <text:p>Finn (2003) p. 114 misreads Duffy and misreports by a large amount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the number of persons charged with an indictable offense and committed to gaol or bailed, 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erby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and the number of debtors committed to prison,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erby</text:p>
          </table:table-cell>
          <table:table-cell/>
          <table:table-cell office:value-type="string">
            <text:p>borough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or Duffy figures, see sheet "Duffy commitments 1798-1818"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/>
          <table:table-cell office:value-type="float" office:value="104">
            <text:p>104</text:p>
          </table:table-cell>
          <table:table-cell office:value-type="float" office:value="70">
            <text:p>70</text:p>
          </table:table-cell>
          <table:table-cell office:value-type="float" office:value="132">
            <text:p>132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evon</text:p>
          </table:table-cell>
          <table:table-cell office:value-type="string">
            <text:p>Barnstaple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evon</text:p>
          </table:table-cell>
          <table:table-cell office:value-type="string">
            <text:p>Bideford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string">
            <text:p>Duffy, Ian P. H. (1985). Bankruptcy and insolvency in London during the Industrial Revolution. New York, Garland.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evon</text:p>
          </table:table-cell>
          <table:table-cell office:value-type="string">
            <text:p>Southgate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evon</text:p>
          </table:table-cell>
          <table:table-cell office:value-type="string">
            <text:p>Plymouth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string">
            <text:p>Finn, Margot C. (2003). The character of credit : personal debt in English culture, 1740-1914. Cambridge ; New York, Cambridge University Press.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evon</text:p>
          </table:table-cell>
          <table:table-cell office:value-type="string">
            <text:p>Tiverton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orset</text:p>
          </table:table-cell>
          <table:table-cell office:value-type="string">
            <text:p>Dorchester</text:p>
          </table:table-cell>
          <table:table-cell/>
          <table:table-cell table:number-columns-repeated="2" office:value-type="float" office:value="24">
            <text:p>24</text:p>
          </table:table-cell>
          <table:table-cell office:value-type="float" office:value="43">
            <text:p>43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orset</text:p>
          </table:table-cell>
          <table:table-cell office:value-type="string">
            <text:p>Lyme Regis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orset</text:p>
          </table:table-cell>
          <table:table-cell office:value-type="string">
            <text:p>Pool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orset</text:p>
          </table:table-cell>
          <table:table-cell office:value-type="string">
            <text:p>Weymouth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urham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ssex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ssex</text:p>
          </table:table-cell>
          <table:table-cell office:value-type="string">
            <text:p>Colchester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Gloucester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Gloucester</text:p>
          </table:table-cell>
          <table:table-cell/>
          <table:table-cell office:value-type="string">
            <text:p>cit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Gloucester</text:p>
          </table:table-cell>
          <table:table-cell office:value-type="string">
            <text:p>St. Briavel'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Gloucester</text:p>
          </table:table-cell>
          <table:table-cell office:value-type="string">
            <text:p>Tewkesbury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ants</text:p>
          </table:table-cell>
          <table:table-cell office:value-type="string">
            <text:p>Winchester</text:p>
          </table:table-cell>
          <table:table-cell/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Hants</text:p>
          </table:table-cell>
          <table:table-cell office:value-type="string">
            <text:p>Portsmouth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Hants</text:p>
          </table:table-cell>
          <table:table-cell office:value-type="string">
            <text:p>Southhampton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Hants</text:p>
          </table:table-cell>
          <table:table-cell office:value-type="string">
            <text:p>Winchester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Hereford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Hereford</text:p>
          </table:table-cell>
          <table:table-cell/>
          <table:table-cell office:value-type="string">
            <text:p>cit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Hereford</text:p>
          </table:table-cell>
          <table:table-cell office:value-type="string">
            <text:p>Leominster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Hertford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ertford</text:p>
          </table:table-cell>
          <table:table-cell office:value-type="string">
            <text:p>St. Alban's</text:p>
          </table:table-cell>
          <table:table-cell office:value-type="string">
            <text:p>libert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Hertford</text:p>
          </table:table-cell>
          <table:table-cell office:value-type="string">
            <text:p>St. Alban's</text:p>
          </table:table-cell>
          <table:table-cell office:value-type="string">
            <text:p>boroug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Huntingdon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Kent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Kent</text:p>
          </table:table-cell>
          <table:table-cell office:value-type="string">
            <text:p>Canterbury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Kent</text:p>
          </table:table-cell>
          <table:table-cell office:value-type="string">
            <text:p>Dover Castle</text:p>
          </table:table-cell>
          <table:table-cell/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Kent</text:p>
          </table:table-cell>
          <table:table-cell office:value-type="string">
            <text:p>Faversham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Kent</text:p>
          </table:table-cell>
          <table:table-cell office:value-type="string">
            <text:p>Greenwich</text:p>
          </table:table-cell>
          <table:table-cell/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Kent</text:p>
          </table:table-cell>
          <table:table-cell office:value-type="string">
            <text:p>Rochester</text:p>
          </table:table-cell>
          <table:table-cell table:number-columns-repeated="3"/>
          <table:table-cell office:value-type="float" office:value="65">
            <text:p>65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Lancaster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306">
            <text:p>306</text:p>
          </table:table-cell>
          <table:table-cell office:value-type="float" office:value="526">
            <text:p>526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Lancaster</text:p>
          </table:table-cell>
          <table:table-cell office:value-type="string">
            <text:p>Liverpool</text:p>
          </table:table-cell>
          <table:table-cell/>
          <table:table-cell office:value-type="float" office:value="278">
            <text:p>278</text:p>
          </table:table-cell>
          <table:table-cell office:value-type="float" office:value="192">
            <text:p>192</text:p>
          </table:table-cell>
          <table:table-cell office:value-type="float" office:value="504">
            <text:p>504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Leicester</text:p>
          </table:table-cell>
          <table:table-cell table:number-columns-repeated="4"/>
          <table:table-cell office:value-type="float" office:value="57">
            <text:p>57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Leicester</text:p>
          </table:table-cell>
          <table:table-cell/>
          <table:table-cell office:value-type="string">
            <text:p>borough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Lincoln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Lincoln</text:p>
          </table:table-cell>
          <table:table-cell office:value-type="string">
            <text:p>Boston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Lincoln</text:p>
          </table:table-cell>
          <table:table-cell office:value-type="string">
            <text:p>Grantham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Lincoln</text:p>
          </table:table-cell>
          <table:table-cell office:value-type="string">
            <text:p>Grinsb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string">
            <text:p>Lincoln</text:p>
          </table:table-cell>
          <table:table-cell office:value-type="string">
            <text:p>city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Lincoln</text:p>
          </table:table-cell>
          <table:table-cell office:value-type="string">
            <text:p>Stamford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Whitecross, Newgate, etc.</text:p>
          </table:table-cell>
          <table:table-cell office:value-type="float" office:value="923">
            <text:p>923</text:p>
          </table:table-cell>
          <table:table-cell office:value-type="float" office:value="1030">
            <text:p>1030</text:p>
          </table:table-cell>
          <table:table-cell office:value-type="float" office:value="1072">
            <text:p>1072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Fleet</text:p>
          </table:table-cell>
          <table:table-cell office:value-type="float" office:value="335">
            <text:p>335</text:p>
          </table:table-cell>
          <table:table-cell office:value-type="float" office:value="586">
            <text:p>586</text:p>
          </table:table-cell>
          <table:table-cell office:value-type="float" office:value="609">
            <text:p>609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Tothill Fields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onmouth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orfolk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103">
            <text:p>103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orfolk</text:p>
          </table:table-cell>
          <table:table-cell office:value-type="string">
            <text:p>King's Lynn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orfolk</text:p>
          </table:table-cell>
          <table:table-cell office:value-type="string">
            <text:p>Norwich</text:p>
          </table:table-cell>
          <table:table-cell/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orfolk</text:p>
          </table:table-cell>
          <table:table-cell office:value-type="string">
            <text:p>Yarmouth</text:p>
          </table:table-cell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orthampton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Northampton</text:p>
          </table:table-cell>
          <table:table-cell/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Northampton</text:p>
          </table:table-cell>
          <table:table-cell office:value-type="string">
            <text:p>Peterboroug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orthumberland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Northumberland</text:p>
          </table:table-cell>
          <table:table-cell office:value-type="string">
            <text:p>Berwick-upon-Tweed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orthumberland</text:p>
          </table:table-cell>
          <table:table-cell office:value-type="string">
            <text:p>Newcastle-upon-Tyne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73">
            <text:p>73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ottingham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Nottingham</text:p>
          </table:table-cell>
          <table:table-cell office:value-type="string">
            <text:p>Newark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ottingham</text:p>
          </table:table-cell>
          <table:table-cell/>
          <table:table-cell office:value-type="string">
            <text:p>town</text:p>
          </table:table-cell>
          <table:table-cell/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xford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Oxford</text:p>
          </table:table-cell>
          <table:table-cell/>
          <table:table-cell office:value-type="string">
            <text:p>city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Rutlan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alop</text:p>
          </table:table-cell>
          <table:table-cell office:value-type="string">
            <text:p>Shrewsbury</text:p>
          </table:table-cell>
          <table:table-cell/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alop</text:p>
          </table:table-cell>
          <table:table-cell office:value-type="string">
            <text:p>Ludlow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alop</text:p>
          </table:table-cell>
          <table:table-cell office:value-type="string">
            <text:p>Oswestry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omerset</text:p>
          </table:table-cell>
          <table:table-cell office:value-type="string">
            <text:p>Ilchester</text:p>
          </table:table-cell>
          <table:table-cell/>
          <table:table-cell office:value-type="float" office:value="61">
            <text:p>61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omerset</text:p>
          </table:table-cell>
          <table:table-cell office:value-type="string">
            <text:p>Bath</text:p>
          </table:table-cell>
          <table:table-cell table:number-columns-repeated="3"/>
          <table:table-cell office:value-type="float" office:value="121">
            <text:p>121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omerset</text:p>
          </table:table-cell>
          <table:table-cell office:value-type="string">
            <text:p>Bridgewate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omerset</text:p>
          </table:table-cell>
          <table:table-cell office:value-type="string">
            <text:p>Bristol</text:p>
          </table:table-cell>
          <table:table-cell/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tafford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tafford</text:p>
          </table:table-cell>
          <table:table-cell office:value-type="string">
            <text:p>Lichfield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tafford</text:p>
          </table:table-cell>
          <table:table-cell office:value-type="string">
            <text:p>Newcastle-under-Lyn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tafford</text:p>
          </table:table-cell>
          <table:table-cell office:value-type="string">
            <text:p>Walsal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uffolk</text:p>
          </table:table-cell>
          <table:table-cell office:value-type="string">
            <text:p>Bury St. Edmonds</text:p>
          </table:table-cell>
          <table:table-cell/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tow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urry</text:p>
          </table:table-cell>
          <table:table-cell/>
          <table:table-cell office:value-type="string">
            <text:p>Horsemonger Lane</text:p>
          </table:table-cell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  <table:table-cell office:value-type="float" office:value="216">
            <text:p>216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urry</text:p>
          </table:table-cell>
          <table:table-cell office:value-type="string">
            <text:p>Kingston-upon-Thames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urry</text:p>
          </table:table-cell>
          <table:table-cell office:value-type="string">
            <text:p>Southwark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730">
            <text:p>730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urry</text:p>
          </table:table-cell>
          <table:table-cell office:value-type="string">
            <text:p>Southwark</text:p>
          </table:table-cell>
          <table:table-cell office:value-type="string">
            <text:p>King's Bench</text:p>
          </table:table-cell>
          <table:table-cell office:value-type="float" office:value="535">
            <text:p>535</text:p>
          </table:table-cell>
          <table:table-cell office:value-type="float" office:value="1079">
            <text:p>1079</text:p>
          </table:table-cell>
          <table:table-cell office:value-type="float" office:value="1651">
            <text:p>1651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urry</text:p>
          </table:table-cell>
          <table:table-cell office:value-type="string">
            <text:p>Southwark</text:p>
          </table:table-cell>
          <table:table-cell office:value-type="string">
            <text:p>Marshalsea</text:p>
          </table:table-cell>
          <table:table-cell office:value-type="float" office:value="210">
            <text:p>210</text:p>
          </table:table-cell>
          <table:table-cell office:value-type="float" office:value="286">
            <text:p>286</text:p>
          </table:table-cell>
          <table:table-cell office:value-type="float" office:value="466">
            <text:p>466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ussex</text:p>
          </table:table-cell>
          <table:table-cell office:value-type="string">
            <text:p>Horshom</text:p>
          </table:table-cell>
          <table:table-cell office:value-type="string">
            <text:p>borough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ussex</text:p>
          </table:table-cell>
          <table:table-cell office:value-type="string">
            <text:p>Chichester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Warwick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Warwick</text:p>
          </table:table-cell>
          <table:table-cell office:value-type="string">
            <text:p>Coventry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Westmoreland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Wilts</text:p>
          </table:table-cell>
          <table:table-cell office:value-type="string">
            <text:p>Fisterton Anger</text:p>
          </table:table-cell>
          <table:table-cell table:number-columns-repeated="3"/>
          <table:table-cell office:value-type="float" office:value="41">
            <text:p>41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Worcester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Worcester</text:p>
          </table:table-cell>
          <table:table-cell office:value-type="string">
            <text:p>Evesham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Worcester</text:p>
          </table:table-cell>
          <table:table-cell/>
          <table:table-cell office:value-type="string">
            <text:p>city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York</text:p>
          </table:table-cell>
          <table:table-cell table:number-columns-repeated="2"/>
          <table:table-cell office:value-type="float" office:value="126">
            <text:p>126</text:p>
          </table:table-cell>
          <table:table-cell office:value-type="float" office:value="195">
            <text:p>195</text:p>
          </table:table-cell>
          <table:table-cell office:value-type="float" office:value="315">
            <text:p>315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York</text:p>
          </table:table-cell>
          <table:table-cell office:value-type="string">
            <text:p>Doncaster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York</text:p>
          </table:table-cell>
          <table:table-cell office:value-type="string">
            <text:p>Ecclesall</text:p>
          </table:table-cell>
          <table:table-cell table:number-columns-repeated="3"/>
          <table:table-cell office:value-type="float" office:value="108">
            <text:p>108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York</text:p>
          </table:table-cell>
          <table:table-cell office:value-type="string">
            <text:p>Kingston-uon-Hull</text:p>
          </table:table-cell>
          <table:table-cell/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42">
            <text:p>42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York</text:p>
          </table:table-cell>
          <table:table-cell office:value-type="string">
            <text:p>Knaresborough</text:p>
          </table:table-cell>
          <table:table-cell office:value-type="string">
            <text:p>castl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York</text:p>
          </table:table-cell>
          <table:table-cell office:value-type="string">
            <text:p>Knaresborough</text:p>
          </table:table-cell>
          <table:table-cell office:value-type="string">
            <text:p>borough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York</text:p>
          </table:table-cell>
          <table:table-cell office:value-type="string">
            <text:p>Richmond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York</text:p>
          </table:table-cell>
          <table:table-cell office:value-type="string">
            <text:p>Scarborough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York</text:p>
          </table:table-cell>
          <table:table-cell office:value-type="string">
            <text:p>Sheffield</text:p>
          </table:table-cell>
          <table:table-cell/>
          <table:table-cell office:value-type="float" office:value="251">
            <text:p>251</text:p>
          </table:table-cell>
          <table:table-cell office:value-type="float" office:value="254">
            <text:p>254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string">
            <text:p>York</text:p>
          </table:table-cell>
          <table:table-cell office:value-type="string">
            <text:p>city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York</text:p>
          </table:table-cell>
          <table:table-cell office:value-type="string">
            <text:p>St. Peter'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York</text:p>
          </table:table-cell>
          <table:table-cell office:value-type="string">
            <text:p>Ripon</text:p>
          </table:table-cell>
          <table:table-cell office:value-type="string">
            <text:p>military cour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York</text:p>
          </table:table-cell>
          <table:table-cell office:value-type="string">
            <text:p>Beverley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Anglesey</text:p>
          </table:table-cell>
          <table:table-cell office:value-type="string">
            <text:p>Beaumaris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Breco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Brecon</text:p>
          </table:table-cell>
          <table:table-cell/>
          <table:table-cell office:value-type="string">
            <text:p>tow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Cardigan</text:p>
          </table:table-cell>
          <table:table-cell table:number-columns-repeated="4"/>
          <table:table-cell office:value-type="float" office:value="27">
            <text:p>27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Carmarthen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Carmarthen</text:p>
          </table:table-cell>
          <table:table-cell/>
          <table:table-cell office:value-type="string">
            <text:p>borough</text:p>
          </table:table-cell>
          <table:table-cell/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Carnarvon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Denbigh</text:p>
          </table:table-cell>
          <table:table-cell office:value-type="string">
            <text:p>Ruthin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Fli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Glamorgan</text:p>
          </table:table-cell>
          <table:table-cell office:value-type="string">
            <text:p>Cardiff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Glamorgan</text:p>
          </table:table-cell>
          <table:table-cell office:value-type="string">
            <text:p>Swansea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Merioneth</text:p>
          </table:table-cell>
          <table:table-cell office:value-type="string">
            <text:p>Dolgelly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Montgomery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Pembroke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embroke</text:p>
          </table:table-cell>
          <table:table-cell office:value-type="string">
            <text:p>Haverfordwes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embroke</text:p>
          </table:table-cell>
          <table:table-cell office:value-type="string">
            <text:p>Tenby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Radnor</text:p>
          </table:table-cell>
          <table:table-cell office:value-type="string">
            <text:p>Presteign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Radnor</text:p>
          </table:table-cell>
          <table:table-cell/>
          <table:table-cell office:value-type="string">
            <text:p>Boroug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btor returns 1792" table:style-name="ta6" table:print="false">
        <table:table-column table:style-name="co5" table:number-columns-repeated="2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5" table:number-columns-repeated="1017" table:default-cell-style-name="Excel_20_Built-in_20_Normal"/>
        <table:table-row table:style-name="ro1">
          <table:table-cell table:style-name="ce15" office:value-type="string" table:number-columns-spanned="5" table:number-rows-spanned="1">
            <text:p>Prison making returns on debtors for the Report on Imprisonment for Debt, 1792</text:p>
          </table:table-cell>
          <table:covered-table-cell table:number-columns-repeated="4" table:style-name="ce3"/>
          <table:table-cell table:style-name="ce21"/>
          <table:table-cell table:style-name="ce21" office:value-type="string">
            <text:p>Repository:</text:p>
          </table:table-cell>
          <table:table-cell table:style-name="ce21"/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office:value-type="string">
            <text:p>lid</text:p>
          </table:table-cell>
          <table:table-cell office:value-type="string">
            <text:p>prison name</text:p>
          </table:table-cell>
          <table:table-cell table:number-columns-repeated="2"/>
          <table:table-cell office:value-type="string">
            <text:p>source</text:p>
          </table:table-cell>
          <table:table-cell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ng's Bench</text:p>
          </table:table-cell>
          <table:table-cell table:number-columns-repeated="2"/>
          <table:table-cell office:value-type="string">
            <text:p>PP, 32 Geog. III, 2 Apr. 1792, p. 645; Report on Imprisonment for Debt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leet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ewgate</text:p>
          </table:table-cell>
          <table:table-cell table:number-columns-repeated="2"/>
          <table:table-cell office:value-type="string">
            <text:p>number of prisons containing debtors in Howard 1779 survey: 119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udgate</text:p>
          </table:table-cell>
          <table:table-cell table:number-columns-repeated="2"/>
          <table:table-cell office:value-type="string">
            <text:p>number of prisons explicitly enumerating debtors in Neild 1810 survey: 102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oultry Compter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ew Compter</text:p>
          </table:table-cell>
          <table:table-cell table:number-columns-repeated="2"/>
          <table:table-cell office:value-type="string">
            <text:p>debtor prisoners in returns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orough Compter</text:p>
          </table:table-cell>
          <table:table-cell/>
          <table:table-cell office:value-type="float" office:value="1907">
            <text:p>1907</text:p>
          </table:table-cell>
          <table:table-cell office:value-type="string">
            <text:p>returns of gaols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hitechapel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additional for debts due to the King, forfeitures of recognizances, etc.; given variously as 150 and 10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nglesey</text:p>
          </table:table-cell>
          <table:table-cell/>
          <table:table-cell table:formula="of:=[.D10]+[.D11]" office:value-type="float" office:value="2032">
            <text:p>2032</text:p>
          </table:table-cell>
          <table:table-cell office:value-type="string">
            <text:p>total debtor prisoners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ylesbury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ppleby</text:p>
          </table:table-cell>
          <table:table-cell table:number-columns-repeated="2"/>
          <table:table-cell office:value-type="string">
            <text:p>of that total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edford</text:p>
          </table:table-cell>
          <table:table-cell/>
          <table:table-cell office:value-type="float" office:value="1251">
            <text:p>1251</text:p>
          </table:table-cell>
          <table:table-cell office:value-type="string">
            <text:p>defendants on mesne process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erkshire</text:p>
          </table:table-cell>
          <table:table-cell/>
          <table:table-cell office:value-type="float" office:value="326">
            <text:p>326</text:p>
          </table:table-cell>
          <table:table-cell office:value-type="string">
            <text:p>mesne process for demands under 20 pounds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ristol</text:p>
          </table:table-cell>
          <table:table-cell/>
          <table:table-cell office:value-type="float" office:value="392">
            <text:p>392</text:p>
          </table:table-cell>
          <table:table-cell office:value-type="string">
            <text:p>mesne process for demands 20-50 pounds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recknockshire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mesne process for demands 50-100 pounds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erwick</text:p>
          </table:table-cell>
          <table:table-cell/>
          <table:table-cell table:formula="of:=[.D15]-SUM([.D16:.D18])" office:value-type="float" office:value="318">
            <text:p>318</text:p>
          </table:table-cell>
          <table:table-cell office:value-type="string">
            <text:p>mesne process for demands greater than 100 pounds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uckinghamshire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ambridge</text:p>
          </table:table-cell>
          <table:table-cell/>
          <table:table-cell office:value-type="float" office:value="706">
            <text:p>706</text:p>
          </table:table-cell>
          <table:table-cell office:value-type="string">
            <text:p>debtors in execution (court judgement executed against them)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hester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debtors in execution for debts under 20 pounds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ventry</text:p>
          </table:table-cell>
          <table:table-cell/>
          <table:table-cell office:value-type="float" office:value="185">
            <text:p>185</text:p>
          </table:table-cell>
          <table:table-cell office:value-type="string">
            <text:p>debtors in execution for debts 20-50 pounds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elmsford</text:p>
          </table:table-cell>
          <table:table-cell/>
          <table:table-cell office:value-type="float" office:value="141">
            <text:p>141</text:p>
          </table:table-cell>
          <table:table-cell office:value-type="string">
            <text:p>debtors in execution for debts 50-100 pounds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rdiff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debtors in execution for debts 100 pounds and upwards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rnwall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umberland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armarthen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ardigan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enbigh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urham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evon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orset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xeter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lint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Gloucester County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Gloucester City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Gower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ampshire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Huntingdon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Horsham</text:p>
          </table:table-cell>
          <table:table-cell table:number-columns-repeated="102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Hertfordshire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Herefordshire</text:p>
          </table:table-cell>
          <table:table-cell table:number-columns-repeated="102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Kent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Kingston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King's Lynn</text:p>
          </table:table-cell>
          <table:table-cell table:number-columns-repeated="102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enton</text:p>
          </table:table-cell>
          <table:table-cell table:number-columns-repeated="102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Lincoln Castle</text:p>
          </table:table-cell>
          <table:table-cell table:number-columns-repeated="102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incoln City</text:p>
          </table:table-cell>
          <table:table-cell table:number-columns-repeated="102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Lancaster County</text:p>
          </table:table-cell>
          <table:table-cell table:number-columns-repeated="102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Leicester</text:p>
          </table:table-cell>
          <table:table-cell table:number-columns-repeated="102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Leicester City</text:p>
          </table:table-cell>
          <table:table-cell table:number-columns-repeated="102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onmouth</text:p>
          </table:table-cell>
          <table:table-cell table:number-columns-repeated="102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ontgomery</text:p>
          </table:table-cell>
          <table:table-cell table:number-columns-repeated="102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ewcastle</text:p>
          </table:table-cell>
          <table:table-cell table:number-columns-repeated="102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ewark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ottingham</text:p>
          </table:table-cell>
          <table:table-cell table:number-columns-repeated="102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orwich</text:p>
          </table:table-cell>
          <table:table-cell table:number-columns-repeated="102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Norwich Castle</text:p>
          </table:table-cell>
          <table:table-cell table:number-columns-repeated="102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ottinghamshire</text:p>
          </table:table-cell>
          <table:table-cell table:number-columns-repeated="102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orthumberland</text:p>
          </table:table-cell>
          <table:table-cell table:number-columns-repeated="102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orthamptonshire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akham</text:p>
          </table:table-cell>
          <table:table-cell table:number-columns-repeated="102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Oxford</text:p>
          </table:table-cell>
          <table:table-cell table:number-columns-repeated="102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ortsmouth</text:p>
          </table:table-cell>
          <table:table-cell table:number-columns-repeated="102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embroke</text:p>
          </table:table-cell>
          <table:table-cell table:number-columns-repeated="102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tafford</text:p>
          </table:table-cell>
          <table:table-cell table:number-columns-repeated="102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urrey</text:p>
          </table:table-cell>
          <table:table-cell table:number-columns-repeated="102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outhampton</text:p>
          </table:table-cell>
          <table:table-cell table:number-columns-repeated="102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alop</text:p>
          </table:table-cell>
          <table:table-cell table:number-columns-repeated="102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ussex</text:p>
          </table:table-cell>
          <table:table-cell table:number-columns-repeated="102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Worcester City</text:p>
          </table:table-cell>
          <table:table-cell table:number-columns-repeated="102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Worcester County</text:p>
          </table:table-cell>
          <table:table-cell table:number-columns-repeated="102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Wiltshire</text:p>
          </table:table-cell>
          <table:table-cell table:number-columns-repeated="102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arwick</text:p>
          </table:table-cell>
          <table:table-cell table:number-columns-repeated="102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Westmoreland</text:p>
          </table:table-cell>
          <table:table-cell table:number-columns-repeated="102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Great Yarmouth</text:p>
          </table:table-cell>
          <table:table-cell table:number-columns-repeated="102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Yorkshire, comprehending York Castle</text:p>
          </table:table-cell>
          <table:table-cell table:number-columns-repeated="102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Batley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heffield</text:p>
          </table:table-cell>
          <table:table-cell table:number-columns-repeated="102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Knaresborough Honour</text:p>
          </table:table-cell>
          <table:table-cell table:number-columns-repeated="102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Richmond</text:p>
          </table:table-cell>
          <table:table-cell table:number-columns-repeated="102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Beverly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Beverly Hall-Garth</text:p>
          </table:table-cell>
          <table:table-cell table:number-columns-repeated="102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ffy commitments 1798-1818" table:style-name="ta7" table:print="false">
        <table:table-column table:style-name="co5" table:number-columns-repeated="2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5" office:value-type="string" table:number-columns-spanned="4" table:number-rows-spanned="1">
            <text:p>Debtors committed to prison in England and Wales, according to Duffy</text:p>
          </table:table-cell>
          <table:covered-table-cell table:number-columns-repeated="3"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year</text:p>
          </table:table-cell>
          <table:table-cell office:value-type="string">
            <text:p>debtors committed</text:p>
          </table:table-cell>
          <table:table-cell/>
          <table:table-cell office:value-type="string">
            <text:p>source and notes</text:p>
          </table:table-cell>
          <table:table-cell table:number-columns-repeated="1020"/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3814">
            <text:p>3814</text:p>
          </table:table-cell>
          <table:table-cell/>
          <table:table-cell office:value-type="string">
            <text:p>Duffy (1985) p. 372, Table 2.2., citing</text:p>
          </table:table-cell>
          <table:table-cell table:number-columns-repeated="1020"/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3944">
            <text:p>3944</text:p>
          </table:table-cell>
          <table:table-cell/>
          <table:table-cell office:value-type="string">
            <text:p>Committed Prisoners for Debt, 1798-1818, P.P., Accounts &amp; Papers 1819 (237) XVII 145-83</text:p>
          </table:table-cell>
          <table:table-cell table:number-columns-repeated="1020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4268">
            <text:p>4268</text:p>
          </table:table-cell>
          <table:table-cell/>
          <table:table-cell office:value-type="string">
            <text:p>This source gives time series data for each prison, 1798 to 1818.</text:p>
          </table:table-cell>
          <table:table-cell table:number-columns-repeated="1020"/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4527">
            <text:p>4527</text:p>
          </table:table-cell>
          <table:table-cell/>
          <table:table-cell office:value-type="string">
            <text:p>How Duffy accounted for missing values in his aggregation isn't clear.</text:p>
          </table:table-cell>
          <table:table-cell table:number-columns-repeated="1020"/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4417">
            <text:p>4417</text:p>
          </table:table-cell>
          <table:table-cell/>
          <table:table-cell office:value-type="string">
            <text:p>For underlying data and aggregation for 1800, 1810, and 1818, see "debtors by prison, 1800-18" worksheet</text:p>
          </table:table-cell>
          <table:table-cell table:number-columns-repeated="1020"/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4114">
            <text:p>4114</text:p>
          </table:table-cell>
          <table:table-cell/>
          <table:table-cell office:value-type="string">
            <text:p>As missing prisons in the source list demonstrated, this source includes only a (small) subset of debtor commitments in England and Wales.</text:p>
          </table:table-cell>
          <table:table-cell table:number-columns-repeated="1020"/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420">
            <text:p>4420</text:p>
          </table:table-cell>
          <table:table-cell table:number-columns-repeated="1022"/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4803">
            <text:p>4803</text:p>
          </table:table-cell>
          <table:table-cell/>
          <table:table-cell office:value-type="string">
            <text:p>Finn (2003) pp. 114, 115 misreads (twice) the data table at Duffy (1985) p. 372</text:p>
          </table:table-cell>
          <table:table-cell table:number-columns-repeated="1020"/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5174">
            <text:p>5174</text:p>
          </table:table-cell>
          <table:table-cell table:number-columns-repeated="1022"/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5264">
            <text:p>5264</text:p>
          </table:table-cell>
          <table:table-cell table:number-columns-repeated="1022"/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5333">
            <text:p>5333</text:p>
          </table:table-cell>
          <table:table-cell table:number-columns-repeated="1022"/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5432">
            <text:p>5432</text:p>
          </table:table-cell>
          <table:table-cell/>
          <table:table-cell office:value-type="string">
            <text:p>Duffy, Ian P. H. (1985). Bankruptcy and insolvency in London during the Industrial Revolution</text:p>
          </table:table-cell>
          <table:table-cell table:number-columns-repeated="1020"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5858">
            <text:p>5858</text:p>
          </table:table-cell>
          <table:table-cell table:number-columns-repeated="1022"/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6134">
            <text:p>6134</text:p>
          </table:table-cell>
          <table:table-cell/>
          <table:table-cell office:value-type="string">
            <text:p>Finn, Margot (2003), The Character of Credit</text:p>
          </table:table-cell>
          <table:table-cell table:number-columns-repeated="1020"/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6115">
            <text:p>6115</text:p>
          </table:table-cell>
          <table:table-cell table:number-columns-repeated="1022"/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6806">
            <text:p>6806</text:p>
          </table:table-cell>
          <table:table-cell/>
          <table:table-cell office:value-type="string">
            <text:p>Repository:</text:p>
          </table:table-cell>
          <table:table-cell table:number-columns-repeated="1020"/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6374">
            <text:p>6374</text:p>
          </table:table-cell>
          <table:table-cell/>
          <table:table-cell office:value-type="string">
            <text:p>http://acrosswalls.org/datasets/</text:p>
          </table:table-cell>
          <table:table-cell table:number-columns-repeated="1020"/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7080">
            <text:p>7080</text:p>
          </table:table-cell>
          <table:table-cell/>
          <table:table-cell office:value-type="string">
            <text:p>Version: 1.0</text:p>
          </table:table-cell>
          <table:table-cell table:number-columns-repeated="1020"/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8379">
            <text:p>8379</text:p>
          </table:table-cell>
          <table:table-cell table:number-columns-repeated="1022"/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9030">
            <text:p>9030</text:p>
          </table:table-cell>
          <table:table-cell table:number-columns-repeated="1022"/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8238">
            <text:p>8238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al process" table:style-name="ta8" table:print="false">
        <table:table-column table:style-name="co29" table:default-cell-style-name="Excel_20_Built-in_20_Normal"/>
        <table:table-column table:style-name="co19" table:number-columns-repeated="5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5" table:number-columns-repeated="1016" table:default-cell-style-name="Excel_20_Built-in_20_Normal"/>
        <table:table-row table:style-name="ro1">
          <table:table-cell table:style-name="ce15" office:value-type="string" table:number-columns-spanned="3" table:number-rows-spanned="1">
            <text:p>Bailable Process against Debtors in England, Oct. 1801 through Sept. 1802</text:p>
          </table:table-cell>
          <table:covered-table-cell table:number-columns-repeated="2" table:style-name="ce3"/>
          <table:table-cell table:number-columns-repeated="4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style-name="ce3" table:number-columns-repeated="3"/>
          <table:table-cell table:number-columns-repeated="4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2">
          <table:table-cell/>
          <table:table-cell table:style-name="ce18" office:value-type="string">
            <text:p>debts under £30</text:p>
          </table:table-cell>
          <table:table-cell table:style-name="ce18" office:value-type="string">
            <text:p>debts above £30, and under £50</text:p>
          </table:table-cell>
          <table:table-cell table:style-name="ce18" office:value-type="string">
            <text:p>debts above £50, and under £500</text:p>
          </table:table-cell>
          <table:table-cell table:style-name="ce18" office:value-type="string">
            <text:p>debts above £500</text:p>
          </table:table-cell>
          <table:table-cell table:style-name="ce18" office:value-type="string">
            <text:p>total</text:p>
          </table:table-cell>
          <table:table-cell/>
          <table:table-cell office:value-type="string">
            <text:p>source and notes</text:p>
          </table:table-cell>
          <table:table-cell table:number-columns-repeated="1016"/>
        </table:table-row>
        <table:table-row table:style-name="ro1">
          <table:table-cell office:value-type="string">
            <text:p>writs for arrest of debtors on mesne process</text:p>
          </table:table-cell>
          <table:table-cell table:style-name="ce6" office:value-type="float" office:value="114570">
            <text:p>114,570</text:p>
          </table:table-cell>
          <table:table-cell table:style-name="ce6" office:value-type="float" office:value="57900">
            <text:p>57,900</text:p>
          </table:table-cell>
          <table:table-cell table:style-name="ce6" office:value-type="float" office:value="47010">
            <text:p>47,010</text:p>
          </table:table-cell>
          <table:table-cell table:style-name="ce6" office:value-type="float" office:value="5325">
            <text:p>5,325</text:p>
          </table:table-cell>
          <table:table-cell table:style-name="ce6" table:formula="of:=[.B5]+[.C5]+[.D5]+[.E5]" office:value-type="float" office:value="224805">
            <text:p>224,805</text:p>
          </table:table-cell>
          <table:table-cell/>
          <table:table-cell office:value-type="string">
            <text:p>Neild (1812), State of the Prisons, p. xix</text:p>
          </table:table-cell>
          <table:table-cell table:number-columns-repeated="1016"/>
        </table:table-row>
        <table:table-row table:style-name="ro1">
          <table:table-cell office:value-type="string">
            <text:p>arrests of debtors on mesne process</text:p>
          </table:table-cell>
          <table:table-cell table:style-name="ce6" office:value-type="float" office:value="60000">
            <text:p>60,000</text:p>
          </table:table-cell>
          <table:table-cell table:style-name="ce6" office:value-type="float" office:value="16500">
            <text:p>16,500</text:p>
          </table:table-cell>
          <table:table-cell table:style-name="ce6" office:value-type="float" office:value="25800">
            <text:p>25,800</text:p>
          </table:table-cell>
          <table:table-cell table:style-name="ce6" office:value-type="float" office:value="3000">
            <text:p>3,000</text:p>
          </table:table-cell>
          <table:table-cell table:style-name="ce6" table:formula="of:=[.B6]+[.C6]+[.D6]+[.E6]" office:value-type="float" office:value="105300">
            <text:p>105,300</text:p>
          </table:table-cell>
          <table:table-cell/>
          <table:table-cell office:value-type="string">
            <text:p>Id. also reported figures for Middlesex. <text:s/>These are uniformly 6.7% of the figures for England.</text:p>
          </table:table-cell>
          <table:table-cell table:number-columns-repeated="1016"/>
        </table:table-row>
        <table:table-row table:style-name="ro1">
          <table:table-cell office:value-type="string">
            <text:p>bail bonds given on arrests</text:p>
          </table:table-cell>
          <table:table-cell table:style-name="ce6" office:value-type="float" office:value="33000">
            <text:p>33,000</text:p>
          </table:table-cell>
          <table:table-cell table:style-name="ce6" office:value-type="float" office:value="10665">
            <text:p>10,665</text:p>
          </table:table-cell>
          <table:table-cell table:style-name="ce6" office:value-type="float" office:value="16500">
            <text:p>16,500</text:p>
          </table:table-cell>
          <table:table-cell table:style-name="ce6" office:value-type="float" office:value="1950">
            <text:p>1,950</text:p>
          </table:table-cell>
          <table:table-cell table:style-name="ce6" table:formula="of:=[.B7]+[.C7]+[.D7]+[.E7]" office:value-type="float" office:value="62115">
            <text:p>62,115</text:p>
          </table:table-cell>
          <table:table-cell table:number-columns-repeated="1018"/>
        </table:table-row>
        <table:table-row table:style-name="ro1">
          <table:table-cell office:value-type="string">
            <text:p>prisoners remaining for want of bail</text:p>
          </table:table-cell>
          <table:table-cell table:style-name="ce6" office:value-type="float" office:value="12345">
            <text:p>12,345</text:p>
          </table:table-cell>
          <table:table-cell table:style-name="ce6" office:value-type="float" office:value="3315">
            <text:p>3,315</text:p>
          </table:table-cell>
          <table:table-cell table:style-name="ce6" office:value-type="float" office:value="4620">
            <text:p>4,620</text:p>
          </table:table-cell>
          <table:table-cell table:style-name="ce6" office:value-type="float" office:value="540">
            <text:p>540</text:p>
          </table:table-cell>
          <table:table-cell table:style-name="ce6" table:formula="of:=[.B8]+[.C8]+[.D8]+[.E8]" office:value-type="float" office:value="20820">
            <text:p>20,82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wo-thirds of debtor-prisoners, 1780-1830, were held on mesne process</text:p>
          </table:table-cell>
          <table:table-cell table:number-columns-repeated="6"/>
          <table:table-cell office:value-type="string">
            <text:p>Haagen (1986) p. 6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iddlesex County, exclusive of London</text:p>
          </table:table-cell>
          <table:table-cell table:number-columns-repeated="1023"/>
        </table:table-row>
        <table:table-row table:style-name="ro1">
          <table:table-cell office:value-type="string">
            <text:p>type \ year</text:p>
          </table:table-cell>
          <table:table-cell office:value-type="float" office:value="1791">
            <text:p>1791</text:p>
          </table:table-cell>
          <table:table-cell table:number-columns-repeated="1022"/>
        </table:table-row>
        <table:table-row table:style-name="ro1">
          <table:table-cell office:value-type="string">
            <text:p>bailable writs (imprisoned if doesn't make bail)</text:p>
          </table:table-cell>
          <table:table-cell office:value-type="float" office:value="9500">
            <text:p>9500</text:p>
          </table:table-cell>
          <table:table-cell table:number-columns-repeated="1022"/>
        </table:table-row>
        <table:table-row table:style-name="ro1">
          <table:table-cell office:value-type="string">
            <text:p>bailable writs for sums under 50 pounds</text:p>
          </table:table-cell>
          <table:table-cell office:value-type="float" office:value="7000">
            <text:p>7000</text:p>
          </table:table-cell>
          <table:table-cell table:number-columns-repeated="1022"/>
        </table:table-row>
        <table:table-row table:style-name="ro1">
          <table:table-cell office:value-type="string">
            <text:p>bailable writs for sums under 20 pounds</text:p>
          </table:table-cell>
          <table:table-cell office:value-type="string">
            <text:p>about 4750</text:p>
          </table:table-cell>
          <table:table-cell table:number-columns-repeated="1022"/>
        </table:table-row>
        <table:table-row table:style-name="ro1">
          <table:table-cell office:value-type="string">
            <text:p>arrested annually on mesne process</text:p>
          </table:table-cell>
          <table:table-cell office:value-type="string">
            <text:p>6000-7000</text:p>
          </table:table-cell>
          <table:table-cell table:number-columns-repeated="5"/>
          <table:table-cell office:value-type="string">
            <text:p>PP, 32 Geog. III, 2 Apr. 1792, p. 645; Report on Imprisonment for Debt</text:p>
          </table:table-cell>
          <table:table-cell table:number-columns-repeated="1016"/>
        </table:table-row>
        <table:table-row table:style-name="ro1">
          <table:table-cell office:value-type="string">
            <text:p>annually carried to lock-up or sponging houses</text:p>
          </table:table-cell>
          <table:table-cell office:value-type="string">
            <text:p>thousands</text:p>
          </table:table-cell>
          <table:table-cell table:number-columns-repeated="1022"/>
        </table:table-row>
        <table:table-row table:style-name="ro1">
          <table:table-cell office:value-type="string">
            <text:p>settling debt upon arrest</text:p>
          </table:table-cell>
          <table:table-cell table:style-name="ce7" office:value-type="string">
            <text:p>less than 20%</text:p>
          </table:table-cell>
          <table:table-cell table:number-columns-repeated="1022"/>
        </table:table-row>
        <table:table-row table:style-name="ro1">
          <table:table-cell office:value-type="string">
            <text:p>actually go to prison (from lock-up or sponging house)</text:p>
          </table:table-cell>
          <table:table-cell table:style-name="ce28" office:value-type="float" office:value="900">
            <text:p>900 </text:p>
          </table:table-cell>
          <table:table-cell table:number-columns-repeated="1022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 office:value-type="string">
            <text:p>London</text:p>
          </table:table-cell>
          <table:table-cell table:style-name="ce28"/>
          <table:table-cell table:number-columns-repeated="1022"/>
        </table:table-row>
        <table:table-row table:style-name="ro1">
          <table:table-cell office:value-type="string">
            <text:p>type \ year</text:p>
          </table:table-cell>
          <table:table-cell office:value-type="float" office:value="1791">
            <text:p>1791</text:p>
          </table:table-cell>
          <table:table-cell table:number-columns-repeated="1022"/>
        </table:table-row>
        <table:table-row table:style-name="ro1">
          <table:table-cell office:value-type="string">
            <text:p>bailable writs (imprisoned if doesn't make bail)</text:p>
          </table:table-cell>
          <table:table-cell table:style-name="ce28" office:value-type="float" office:value="3055">
            <text:p>3055 </text:p>
          </table:table-cell>
          <table:table-cell table:number-columns-repeated="1022"/>
        </table:table-row>
        <table:table-row table:style-name="ro1">
          <table:table-cell office:value-type="string">
            <text:p>other particulars proportional to Middlesex</text:p>
          </table:table-cell>
          <table:table-cell table:style-name="ce2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iddlesex and Lond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1783-9</text:p>
          </table:table-cell>
          <table:table-cell table:number-columns-repeated="1022"/>
        </table:table-row>
        <table:table-row table:style-name="ro1">
          <table:table-cell office:value-type="string">
            <text:p>Actions in which there had been no trial, but only a judgement on writ of inquiry before the sheriffs</text:p>
          </table:table-cell>
          <table:table-cell office:value-type="float" office:value="7415">
            <text:p>7415</text:p>
          </table:table-cell>
          <table:table-cell table:number-columns-repeated="5"/>
          <table:table-cell office:value-type="string">
            <text:p>PP, 32 Geog. III, 2 Apr. 1792, p. 649; Report on Imprisonment for Debt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Middlesex County, exclusive of London</text:p>
          </table:table-cell>
          <table:table-cell table:number-columns-repeated="1023"/>
        </table:table-row>
        <table:table-row table:style-name="ro1">
          <table:table-cell office:value-type="string">
            <text:p>type \ year</text:p>
          </table:table-cell>
          <table:table-cell office:value-type="float" office:value="1831">
            <text:p>1831</text:p>
          </table:table-cell>
          <table:table-cell office:value-type="float" office:value="1832">
            <text:p>1832</text:p>
          </table:table-cell>
          <table:table-cell table:number-columns-repeated="4"/>
          <table:table-cell office:value-type="string">
            <text:p>PP, Debtors, Returns dated 13 June 1833</text:p>
          </table:table-cell>
          <table:table-cell table:number-columns-repeated="1016"/>
        </table:table-row>
        <table:table-row table:style-name="ro1">
          <table:table-cell office:value-type="string">
            <text:p>warrants for debt against the person</text:p>
          </table:table-cell>
          <table:table-cell office:value-type="float" office:value="14909">
            <text:p>14909</text:p>
          </table:table-cell>
          <table:table-cell office:value-type="float" office:value="13555">
            <text:p>13555</text:p>
          </table:table-cell>
          <table:table-cell table:number-columns-repeated="1021"/>
        </table:table-row>
        <table:table-row table:style-name="ro1">
          <table:table-cell office:value-type="string">
            <text:p>of which:</text:p>
          </table:table-cell>
          <table:table-cell table:number-columns-repeated="1023"/>
        </table:table-row>
        <table:table-row table:style-name="ro1">
          <table:table-cell office:value-type="string">
            <text:p>warrants on mesne process</text:p>
          </table:table-cell>
          <table:table-cell office:value-type="float" office:value="11859">
            <text:p>11859</text:p>
          </table:table-cell>
          <table:table-cell office:value-type="float" office:value="10534">
            <text:p>10534</text:p>
          </table:table-cell>
          <table:table-cell table:number-columns-repeated="1021"/>
        </table:table-row>
        <table:table-row table:style-name="ro1">
          <table:table-cell office:value-type="string">
            <text:p>warrants on writ of execution</text:p>
          </table:table-cell>
          <table:table-cell office:value-type="float" office:value="3050">
            <text:p>3050</text:p>
          </table:table-cell>
          <table:table-cell office:value-type="float" office:value="3021">
            <text:p>30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ilable processes executed</text:p>
          </table:table-cell>
          <table:table-cell office:value-type="float" office:value="5373">
            <text:p>5373</text:p>
          </table:table-cell>
          <table:table-cell office:value-type="float" office:value="5327">
            <text:p>5327</text:p>
          </table:table-cell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1" number:min-integer-digits="1"/>
    </number:number-style>
    <number:number-style style:name="N119P0" style:volatile="true">
      <number:number number:decimal-places="0" number:min-integer-digits="1"/>
      <number:text> </number:text>
    </number:number-style>
    <number:number-style style:name="N119">
      <number:text>(</number:text>
      <number:number number:decimal-places="0" number:min-integer-digits="1"/>
      <number:text>)</number:text>
      <style:map style:condition="value()&gt;=0" style:apply-style-name="N119P0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nalysis" style:display-name="Normal_analysis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Comma" style:display-name="Excel Built-in Comma" style:family="table-cell" style:parent-style-name="Excel_20_Built-in_20_Normal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3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tal_20_stats" style:display-name="PageStyle_total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x_20_ratio" style:display-name="PageStyle_sex rat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mily_20_relations" style:display-name="PageStyle_family re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milies_20_in_20_prison" style:display-name="PageStyle_families in pri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itments_20_by_20_prison_20_1800-18" style:display-name="PageStyle_commitments by prison 1800-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tor_20_returns_20_1792" style:display-name="PageStyle_debtor returns 17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ffy_20_commitments_20_1798-1818" style:display-name="PageStyle_Duffy commitments 1798-18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al_20_process" style:display-name="PageStyle_legal proce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513" meta:object-count="0"/>
    <meta:generator>OpenOffice/4.1.1$Win32 OpenOffice.org_project/411m6$Build-9775</meta:generator>
  </office:meta>
</office:document-meta>
</file>